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1365C4DE3CB1E771B59.png" manifest:media-type="image/png"/>
  <manifest:file-entry manifest:full-path="Pictures/10000201000001A6000001784401FFFBC69AA86E.png" manifest:media-type="image/png"/>
  <manifest:file-entry manifest:full-path="Pictures/10000000000001510000016BF7A38D925AD36490.png" manifest:media-type="image/png"/>
  <manifest:file-entry manifest:full-path="Pictures/100000000000027100000199071B1277668C81D6.png" manifest:media-type="image/png"/>
  <manifest:file-entry manifest:full-path="Pictures/100000000000020E0000005D90CC1F9FC14F20FB.png" manifest:media-type="image/png"/>
  <manifest:file-entry manifest:full-path="Pictures/10000000000001C20000010EFC6902F226131193.jpg" manifest:media-type="image/jpeg"/>
  <manifest:file-entry manifest:full-path="Pictures/1000020100000254000001B9F5112E6B4ED5911D.png" manifest:media-type="image/png"/>
  <manifest:file-entry manifest:full-path="Pictures/10000000000000F0000000F0F7159F64F57F873D.png" manifest:media-type="image/png"/>
  <manifest:file-entry manifest:full-path="Pictures/100000000000021900000062312AC72D8D6A0CEA.png" manifest:media-type="image/png"/>
  <manifest:file-entry manifest:full-path="Pictures/100002000000004000000040A65F96BC6FC673EA.png" manifest:media-type="image/png"/>
  <manifest:file-entry manifest:full-path="Pictures/1000020100000107000000E47803E20AFB0B5941.png" manifest:media-type="image/png"/>
  <manifest:file-entry manifest:full-path="Pictures/100002010000024C000003535D5C71F1AF614ECE.png" manifest:media-type="image/png"/>
  <manifest:file-entry manifest:full-path="Pictures/10000201000000C100000075A4D413D4FEB9E6EB.png" manifest:media-type="image/png"/>
  <manifest:file-entry manifest:full-path="Pictures/10000201000001BE000001B45AC487030D8CF09B.png" manifest:media-type="image/png"/>
  <manifest:file-entry manifest:full-path="Pictures/100002000000002000000020DE3E8490DF0DAE50.png" manifest:media-type="image/png"/>
  <manifest:file-entry manifest:full-path="Pictures/1000000000000146000000B15AC5A43D10D2C76B.png" manifest:media-type="image/png"/>
  <manifest:file-entry manifest:full-path="Pictures/1000000000000338000002910F71C599A693E9EB.png" manifest:media-type="image/png"/>
  <manifest:file-entry manifest:full-path="Pictures/1000000000000071000000867929B6403FEBBA8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3.886cm" style:rel-column-width="14979*"/>
    </style:style>
    <style:style style:name="Table2.B" style:family="table-column">
      <style:table-column-properties style:column-width="5.653cm" style:rel-column-width="21792*"/>
    </style:style>
    <style:style style:name="Table2.C" style:family="table-column">
      <style:table-column-properties style:column-width="7.461cm" style:rel-column-width="28764*"/>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d8a072"/>
    </style:style>
    <style:style style:name="P9" style:family="paragraph" style:parent-style-name="Text_20_body">
      <style:text-properties officeooo:paragraph-rsid="00b64c3f"/>
    </style:style>
    <style:style style:name="P10" style:family="paragraph" style:parent-style-name="Text_20_body">
      <style:text-properties officeooo:paragraph-rsid="00a581ea"/>
    </style:style>
    <style:style style:name="P11" style:family="paragraph" style:parent-style-name="Text_20_body">
      <style:text-properties officeooo:rsid="00da7977"/>
    </style:style>
    <style:style style:name="P12" style:family="paragraph" style:parent-style-name="Text_20_body">
      <style:text-properties officeooo:rsid="00e09976" officeooo:paragraph-rsid="00e09976"/>
    </style:style>
    <style:style style:name="P13" style:family="paragraph" style:parent-style-name="Text_20_body">
      <style:text-properties officeooo:rsid="00c46bb9" officeooo:paragraph-rsid="00c46bb9"/>
    </style:style>
    <style:style style:name="P14" style:family="paragraph" style:parent-style-name="Text_20_body">
      <style:text-properties officeooo:paragraph-rsid="00f6d1da"/>
    </style:style>
    <style:style style:name="P15" style:family="paragraph" style:parent-style-name="Text_20_body">
      <style:text-properties officeooo:rsid="010eb66c" officeooo:paragraph-rsid="010eb66c"/>
    </style:style>
    <style:style style:name="P16" style:family="paragraph" style:parent-style-name="Text_20_body">
      <style:text-properties officeooo:rsid="01136118" officeooo:paragraph-rsid="01136118"/>
    </style:style>
    <style:style style:name="P17" style:family="paragraph" style:parent-style-name="Text_20_body">
      <style:text-properties officeooo:rsid="01136118" officeooo:paragraph-rsid="0136574d"/>
    </style:style>
    <style:style style:name="P18" style:family="paragraph" style:parent-style-name="Text_20_body">
      <style:text-properties officeooo:rsid="011bd0ac" officeooo:paragraph-rsid="011f622f"/>
    </style:style>
    <style:style style:name="P19" style:family="paragraph" style:parent-style-name="Text_20_body">
      <style:text-properties officeooo:paragraph-rsid="012644f9"/>
    </style:style>
    <style:style style:name="P20" style:family="paragraph" style:parent-style-name="Text_20_body">
      <style:text-properties officeooo:rsid="00fd8aed" officeooo:paragraph-rsid="012721fa"/>
    </style:style>
    <style:style style:name="P21" style:family="paragraph" style:parent-style-name="Text_20_body">
      <style:text-properties officeooo:paragraph-rsid="012721fa"/>
    </style:style>
    <style:style style:name="P22" style:family="paragraph" style:parent-style-name="Text_20_body">
      <style:text-properties officeooo:paragraph-rsid="0149bc8e"/>
    </style:style>
    <style:style style:name="P23" style:family="paragraph" style:parent-style-name="Text_20_body">
      <style:text-properties officeooo:paragraph-rsid="017554d4"/>
    </style:style>
    <style:style style:name="P24" style:family="paragraph" style:parent-style-name="Text_20_body">
      <style:text-properties officeooo:paragraph-rsid="0186ad12"/>
    </style:style>
    <style:style style:name="P25" style:family="paragraph" style:parent-style-name="Text_20_body">
      <style:text-properties officeooo:paragraph-rsid="018ed73e"/>
    </style:style>
    <style:style style:name="P26" style:family="paragraph" style:parent-style-name="Text_20_body">
      <style:text-properties officeooo:paragraph-rsid="018f5ccf"/>
    </style:style>
    <style:style style:name="P27" style:family="paragraph" style:parent-style-name="Text_20_body">
      <style:text-properties officeooo:paragraph-rsid="00da7977"/>
    </style:style>
    <style:style style:name="P28" style:family="paragraph" style:parent-style-name="Text_20_body">
      <style:text-properties officeooo:paragraph-rsid="0119a83a"/>
    </style:style>
    <style:style style:name="P29" style:family="paragraph" style:parent-style-name="Text_20_body">
      <style:text-properties officeooo:rsid="0108802a" officeooo:paragraph-rsid="0108802a"/>
    </style:style>
    <style:style style:name="P30" style:family="paragraph" style:parent-style-name="Text_20_body">
      <style:text-properties officeooo:paragraph-rsid="01c367d6"/>
    </style:style>
    <style:style style:name="P31" style:family="paragraph" style:parent-style-name="Text_20_body">
      <style:text-properties officeooo:paragraph-rsid="01c9b73d"/>
    </style:style>
    <style:style style:name="P32" style:family="paragraph" style:parent-style-name="Text_20_Note">
      <style:text-properties officeooo:paragraph-rsid="018ed73e"/>
    </style:style>
    <style:style style:name="P33" style:family="paragraph" style:parent-style-name="Text_20_Note">
      <style:text-properties officeooo:rsid="0105a72c" officeooo:paragraph-rsid="010444a9"/>
    </style:style>
    <style:style style:name="P34"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style:page-number="auto"/>
    </style:style>
    <style:style style:name="P39" style:family="paragraph" style:parent-style-name="Text_20_body" style:master-page-name="">
      <style:paragraph-properties fo:keep-together="always" fo:orphans="0" fo:widows="0" style:page-number="auto"/>
    </style:style>
    <style:style style:name="P40" style:family="paragraph" style:parent-style-name="Table_20_Contents">
      <style:text-properties officeooo:rsid="0185835f" officeooo:paragraph-rsid="0185835f"/>
    </style:style>
    <style:style style:name="P41" style:family="paragraph" style:parent-style-name="Table_20_Contents">
      <style:text-properties officeooo:paragraph-rsid="018f5ccf"/>
    </style:style>
    <style:style style:name="P42" style:family="paragraph" style:parent-style-name="Title">
      <style:text-properties fo:language="en" fo:country="US" officeooo:rsid="001f0121" officeooo:paragraph-rsid="001f0121"/>
    </style:style>
    <style:style style:name="P43" style:family="paragraph" style:parent-style-name="Guide_20_Name">
      <style:text-properties fo:language="en" fo:country="US" officeooo:rsid="001f0121" officeooo:paragraph-rsid="001f0121"/>
    </style:style>
    <style:style style:name="P44" style:family="paragraph" style:parent-style-name="Figure">
      <style:paragraph-properties fo:text-align="center" style:justify-single-word="false"/>
    </style:style>
    <style:style style:name="P45" style:family="paragraph" style:parent-style-name="Figure">
      <style:paragraph-properties fo:text-align="center" style:justify-single-word="false"/>
      <style:text-properties officeooo:paragraph-rsid="012721fa"/>
    </style:style>
    <style:style style:name="P46" style:family="paragraph" style:parent-style-name="Caption">
      <style:text-properties officeooo:paragraph-rsid="016a3e2b"/>
    </style:style>
    <style:style style:name="P47" style:family="paragraph" style:parent-style-name="Caption">
      <style:paragraph-properties fo:text-align="center" style:justify-single-word="false"/>
    </style:style>
    <style:style style:name="P48" style:family="paragraph" style:parent-style-name="Text_20_Note">
      <style:paragraph-properties fo:margin-top="0cm" fo:margin-bottom="0.6cm" loext:contextual-spacing="false"/>
    </style:style>
    <style:style style:name="P49" style:family="paragraph" style:parent-style-name="Definition_20_Term">
      <style:text-properties officeooo:rsid="00e22dda" officeooo:paragraph-rsid="00e22dda"/>
    </style:style>
    <style:style style:name="P50" style:family="paragraph" style:parent-style-name="Definition_20_Term">
      <style:text-properties style:text-line-through-style="none" style:text-line-through-type="none"/>
    </style:style>
    <style:style style:name="P51" style:family="paragraph" style:parent-style-name="Text_20_body_20_indent">
      <style:text-properties officeooo:rsid="00e22dda" officeooo:paragraph-rsid="00e22dda"/>
    </style:style>
    <style:style style:name="P52" style:family="paragraph" style:parent-style-name="Text_20_body_20_indent">
      <style:text-properties style:text-line-through-style="none" style:text-line-through-type="none"/>
    </style:style>
    <style:style style:name="P53" style:family="paragraph" style:parent-style-name="Text_20_body" style:master-page-name="">
      <style:paragraph-properties fo:margin-top="0cm" fo:margin-bottom="0.152cm" loext:contextual-spacing="false" style:page-number="auto" fo:keep-with-next="always"/>
    </style:style>
    <style:style style:name="P54" style:family="paragraph" style:parent-style-name="Text_20_body">
      <style:paragraph-properties fo:margin-top="0cm" fo:margin-bottom="0.152cm" loext:contextual-spacing="false"/>
    </style:style>
    <style:style style:name="P55" style:family="paragraph" style:parent-style-name="Figure">
      <style:paragraph-properties fo:margin-top="0.203cm" fo:margin-bottom="0cm" loext:contextual-spacing="false" fo:text-align="center" style:justify-single-word="false"/>
    </style:style>
    <style:style style:name="P56" style:family="paragraph" style:parent-style-name="Text_20_body">
      <style:paragraph-properties fo:margin-top="0.203cm" fo:margin-bottom="0.356cm" loext:contextual-spacing="false"/>
      <style:text-properties officeooo:rsid="00e9666d" officeooo:paragraph-rsid="012644f9"/>
    </style:style>
    <style:style style:name="P57"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58" style:family="paragraph" style:parent-style-name="Table_20_Heading">
      <style:text-properties fo:font-size="10.5pt" officeooo:paragraph-rsid="018f5ccf" style:font-size-asian="10.5pt" style:font-size-complex="10.5pt"/>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Heading_20_2">
      <style:text-properties officeooo:paragraph-rsid="018ed73e"/>
    </style:style>
    <style:style style:name="P63" style:family="paragraph" style:parent-style-name="Heading_20_2">
      <style:text-properties officeooo:paragraph-rsid="012721fa"/>
    </style:style>
    <style:style style:name="P64" style:family="paragraph" style:parent-style-name="Heading_20_2">
      <style:text-properties officeooo:paragraph-rsid="018b29ff"/>
    </style:style>
    <style:style style:name="P65" style:family="paragraph" style:parent-style-name="Heading_20_2">
      <style:paragraph-properties fo:margin-top="0.3cm" fo:margin-bottom="0.101cm" loext:contextual-spacing="false"/>
    </style:style>
    <style:style style:name="P66" style:family="paragraph" style:parent-style-name="Heading_20_2">
      <style:paragraph-properties fo:margin-top="0.3cm" fo:margin-bottom="0.101cm" loext:contextual-spacing="false"/>
      <style:text-properties officeooo:paragraph-rsid="018ed73e"/>
    </style:style>
    <style:style style:name="P67" style:family="paragraph" style:parent-style-name="Heading_20_2">
      <style:paragraph-properties fo:margin-top="0.3cm" fo:margin-bottom="0.199cm" loext:contextual-spacing="false"/>
      <style:text-properties officeooo:paragraph-rsid="018ed73e"/>
    </style:style>
    <style:style style:name="P68" style:family="paragraph" style:parent-style-name="Heading_20_2">
      <style:paragraph-properties fo:break-before="auto" fo:break-after="auto"/>
    </style:style>
    <style:style style:name="P69" style:family="paragraph" style:parent-style-name="Numbering_20_1">
      <style:text-properties officeooo:paragraph-rsid="01654cb3"/>
    </style:style>
    <style:style style:name="P70" style:family="paragraph" style:parent-style-name="Numbering_20_1">
      <style:text-properties officeooo:paragraph-rsid="013e30fb"/>
    </style:style>
    <style:style style:name="P7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2" style:family="paragraph" style:parent-style-name="Heading_20_3">
      <style:paragraph-properties fo:margin-top="0.199cm" fo:margin-bottom="0.101cm" loext:contextual-spacing="false"/>
      <style:text-properties officeooo:rsid="01040c4d" officeooo:paragraph-rsid="018ed73e"/>
    </style:style>
    <style:style style:name="P73" style:family="paragraph" style:parent-style-name="Heading_20_3">
      <style:paragraph-properties fo:margin-top="0.499cm" fo:margin-bottom="0.101cm" loext:contextual-spacing="false"/>
    </style:style>
    <style:style style:name="P74" style:family="paragraph" style:parent-style-name="Heading_20_Note">
      <style:text-properties officeooo:paragraph-rsid="018ed73e"/>
    </style:style>
    <style:style style:name="P75" style:family="paragraph" style:parent-style-name="Heading_20_Note" style:master-page-name="">
      <style:paragraph-properties style:page-number="auto"/>
    </style:style>
    <style:style style:name="P76" style:family="paragraph" style:parent-style-name="List_20_1">
      <style:text-properties officeooo:paragraph-rsid="01654cb3"/>
    </style:style>
    <style:style style:name="P77" style:family="paragraph" style:parent-style-name="List_20_1">
      <style:text-properties officeooo:paragraph-rsid="01642b3a"/>
    </style:style>
    <style:style style:name="P78" style:family="paragraph" style:parent-style-name="List_20_1" style:list-style-name="List_20_1">
      <style:text-properties officeooo:paragraph-rsid="01868907"/>
    </style:style>
    <style:style style:name="P79" style:family="paragraph" style:parent-style-name="List_20_1" style:list-style-name="List_20_1">
      <style:text-properties officeooo:paragraph-rsid="01a0d93a"/>
    </style:style>
    <style:style style:name="P80" style:family="paragraph" style:parent-style-name="List_20_1" style:list-style-name="List_20_1">
      <style:text-properties officeooo:paragraph-rsid="01a1f493"/>
    </style:style>
    <style:style style:name="P81" style:family="paragraph" style:parent-style-name="List_20_1">
      <style:text-properties officeooo:rsid="0105a72c" officeooo:paragraph-rsid="0105a72c"/>
    </style:style>
    <style:style style:name="P82" style:family="paragraph" style:parent-style-name="List_20_1">
      <style:text-properties officeooo:rsid="01072d77" officeooo:paragraph-rsid="01072d77"/>
    </style:style>
    <style:style style:name="P83" style:family="paragraph" style:parent-style-name="List_20_1">
      <style:text-properties officeooo:paragraph-rsid="01668718"/>
    </style:style>
    <style:style style:name="P84" style:family="paragraph" style:parent-style-name="List_20_1">
      <style:text-properties officeooo:rsid="010eb66c" officeooo:paragraph-rsid="010eb66c"/>
    </style:style>
    <style:style style:name="P85" style:family="paragraph" style:parent-style-name="List_20_1">
      <style:text-properties officeooo:rsid="01118045" officeooo:paragraph-rsid="01118045"/>
    </style:style>
    <style:style style:name="P86" style:family="paragraph" style:parent-style-name="List_20_1">
      <style:text-properties officeooo:paragraph-rsid="00dc5682"/>
    </style:style>
    <style:style style:name="P87" style:family="paragraph" style:parent-style-name="List_20_1">
      <style:text-properties officeooo:paragraph-rsid="015efe3c"/>
    </style:style>
    <style:style style:name="P88" style:family="paragraph" style:parent-style-name="List_20_1">
      <style:text-properties officeooo:rsid="01787238" officeooo:paragraph-rsid="01787238"/>
    </style:style>
    <style:style style:name="P89" style:family="paragraph" style:parent-style-name="List_20_2">
      <style:text-properties officeooo:paragraph-rsid="0169b340"/>
    </style:style>
    <style:style style:name="P90" style:family="paragraph" style:parent-style-name="Heading_20_1">
      <style:text-properties officeooo:rsid="0108802a" officeooo:paragraph-rsid="0108802a"/>
    </style:style>
    <style:style style:name="P91" style:family="paragraph" style:parent-style-name="Heading_20_1" style:master-page-name="LOFrontMatter">
      <style:paragraph-properties style:page-number="auto"/>
      <style:text-properties fo:language="en" fo:country="US"/>
    </style:style>
    <style:style style:name="P92" style:family="paragraph" style:parent-style-name="Heading_20_1" style:master-page-name="Standard">
      <style:paragraph-properties style:page-number="auto" fo:break-before="page"/>
    </style:style>
    <style:style style:name="P93" style:family="paragraph" style:parent-style-name="Heading_20_1">
      <style:paragraph-properties fo:break-before="auto" fo:break-after="auto"/>
    </style:style>
    <style:style style:name="T1" style:family="text">
      <style:text-properties officeooo:rsid="007aace0"/>
    </style:style>
    <style:style style:name="T2" style:family="text">
      <style:text-properties officeooo:rsid="0079ac0e"/>
    </style:style>
    <style:style style:name="T3" style:family="text">
      <style:text-properties officeooo:rsid="01d6dd7a"/>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officeooo:rsid="0186ad12"/>
    </style:style>
    <style:style style:name="T8" style:family="text">
      <style:text-properties fo:font-weight="normal" officeooo:rsid="01a1d28f" style:font-weight-asian="normal" style:font-weight-complex="normal"/>
    </style:style>
    <style:style style:name="T9" style:family="text">
      <style:text-properties officeooo:rsid="01822c3c"/>
    </style:style>
    <style:style style:name="T10" style:family="text">
      <style:text-properties text:display="none"/>
    </style:style>
    <style:style style:name="T11" style:family="text">
      <style:text-properties officeooo:rsid="01d54e90"/>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43"><draw:frame draw:style-name="fr8" draw:name="Image4" text:anchor-type="paragraph" svg:x="3.471cm" svg:y="0.452cm" svg:width="8.467cm" svg:height="1.778cm" draw:z-index="2"><draw:image xlink:href="Pictures/10000201000003E8000000D2325D0D779E2D1417.png" xlink:type="simple" xlink:show="embed" xlink:actuate="onLoad" loext:mime-type="image/png"/></draw:frame>Začínáme s programem LibreOffice</text:p>
      <text:p text:style-name="P42">Kapitola 1 <text:s/><text:line-break/>Představujeme LibreOffice</text:p>
      <text:section text:style-name="Sect1" text:name="GS6001S1" text:condition="ooow:book eq 1" text:display="condition">
        <text:h text:style-name="P91" text:outline-level="1"><text:bookmark-start text:name="__RefHeading__5636_1566568644"/>Autorská práva<text:bookmark-end text:name="__RefHeading__5636_1566568644"/></text:h>
        <text:p text:style-name="P25">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66" text:outline-level="2"><text:bookmark-start text:name="__RefHeading__5638_1566568644"/>Přispěvatelé<text:bookmark-end text:name="__RefHeading__5638_1566568644"/></text:h>
        <text:p text:style-name="P25">Tato kniha byla vytvořena úpravami a aktualizacemi knihy <text:span text:style-name="LOEmphasis">Getting Started with OpenOffice.org 3.3</text:span>.</text:p>
        <text:h text:style-name="P72" text:outline-level="3"><text:bookmark-start text:name="__RefHeading___Toc1847_1473846649"/>Pro <text:span text:style-name="T11">t</text:span>oto <text:span text:style-name="T11">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40">Paul Figueiredo</text:p>
            </table:table-cell>
            <table:table-cell table:style-name="Table1.A1" office:value-type="string">
              <text:p text:style-name="P40">Jorge Rodriguez</text:p>
            </table:table-cell>
            <table:table-cell table:style-name="Table1.A1" office:value-type="string">
              <text:p text:style-name="P40">Amanda Labby</text:p>
            </table:table-cell>
          </table:table-row>
          <table:table-row>
            <table:table-cell table:style-name="Table1.A1" office:value-type="string">
              <text:p text:style-name="P40">Olivier Hallot</text:p>
            </table:table-cell>
            <table:table-cell table:style-name="Table1.A1" office:value-type="string">
              <text:p text:style-name="P40">Dave Barton</text:p>
            </table:table-cell>
            <table:table-cell table:style-name="Table1.A1" office:value-type="string">
              <text:p text:style-name="P40"/>
            </table:table-cell>
          </table:table-row>
        </table:table>
        <text:h text:style-name="P72" text:outline-level="3"><text:bookmark-start text:name="__RefHeading___Toc7987_715966708"/>Pro <text:span text:style-name="T11">p</text:span>ředchozí <text:span text:style-name="T11">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Table_20_Contents">Thomas Astleitner</text:p>
            </table:table-cell>
            <table:table-cell table:style-name="Table5.A1" office:value-type="string">
              <text:p text:style-name="Table_20_Contents">Richard Barnes</text:p>
            </table:table-cell>
            <table:table-cell table:style-name="Table5.A1" office:value-type="string">
              <text:p text:style-name="Table_20_Contents">Agnes Belzunce</text:p>
            </table:table-cell>
          </table:table-row>
          <table:table-row>
            <table:table-cell table:style-name="Table5.A1" office:value-type="string">
              <text:p text:style-name="Table_20_Contents">Daniel Carrera</text:p>
            </table:table-cell>
            <table:table-cell table:style-name="Table5.A1" office:value-type="string">
              <text:p text:style-name="Table_20_Contents">Jeremy Cartwright</text:p>
            </table:table-cell>
            <table:table-cell table:style-name="Table5.A1" office:value-type="string">
              <text:p text:style-name="Table_20_Contents">Laurent Duperval </text:p>
            </table:table-cell>
          </table:table-row>
          <table:table-row>
            <table:table-cell table:style-name="Table5.A1" office:value-type="string">
              <text:p text:style-name="Table_20_Contents">Ron Faile Jr.</text:p>
            </table:table-cell>
            <table:table-cell table:style-name="Table5.A1" office:value-type="string">
              <text:p text:style-name="Table_20_Contents">Olivier Hallot</text:p>
            </table:table-cell>
            <table:table-cell table:style-name="Table5.A1" office:value-type="string">
              <text:p text:style-name="Table_20_Contents">Richard Holt</text:p>
            </table:table-cell>
          </table:table-row>
          <table:table-row>
            <table:table-cell table:style-name="Table5.A1" office:value-type="string">
              <text:p text:style-name="Table_20_Contents">Ian Laurenson</text:p>
            </table:table-cell>
            <table:table-cell table:style-name="Table5.A1" office:value-type="string">
              <text:p text:style-name="Table_20_Contents">Alan Madden</text:p>
            </table:table-cell>
            <table:table-cell table:style-name="Table5.A1" office:value-type="string">
              <text:p text:style-name="Table_20_Contents">Carol Roberts</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 </text:p>
            </table:table-cell>
            <table:table-cell table:style-name="Table5.A1" office:value-type="string">
              <text:p text:style-name="Table_20_Contents">Martin Saffron </text:p>
            </table:table-cell>
          </table:table-row>
          <table:table-row>
            <table:table-cell table:style-name="Table5.A1" office:value-type="string">
              <text:p text:style-name="Table_20_Contents">Gary Schnabl</text:p>
            </table:table-cell>
            <table:table-cell table:style-name="Table5.A1" office:value-type="string">
              <text:p text:style-name="Table_20_Contents">Peter Schofield</text:p>
            </table:table-cell>
            <table:table-cell table:style-name="Table5.A1" office:value-type="string">
              <text:p text:style-name="Table_20_Contents">John A Smith</text:p>
            </table:table-cell>
          </table:table-row>
          <table:table-row>
            <table:table-cell table:style-name="Table5.A1" office:value-type="string">
              <text:p text:style-name="Table_20_Contents">Janet M. Swisher</text:p>
            </table:table-cell>
            <table:table-cell table:style-name="Table5.A1" office:value-type="string">
              <text:p text:style-name="Table_20_Contents">Jean Hollis Weber</text:p>
            </table:table-cell>
            <table:table-cell table:style-name="Table5.A1" office:value-type="string">
              <text:p text:style-name="Table_20_Contents">Linda Worthington</text:p>
            </table:table-cell>
          </table:table-row>
          <table:table-row>
            <table:table-cell table:style-name="Table5.A1" office:value-type="string">
              <text:p text:style-name="Table_20_Contents">Michele Zarri</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7" text:outline-level="2"><text:bookmark-start text:name="__RefHeading___Toc7989_715966708"/>Zpětná vazba<text:bookmark-end text:name="__RefHeading___Toc7989_715966708"/></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80883997" text:style-name="Heading_20_Note">
          <text:list-item>
            <text:p text:style-name="P74">Poznámka</text:p>
          </text:list-item>
        </text:list>
        <text:p text:style-name="P32">Vše, co do e-mailové konference pošlete, včetně e-mailové adresy a dalších osobních informací uvedených ve zprávě, bude veřejně viditelné bez možnosti smazání.</text:p>
        <text:h text:style-name="P62" text:outline-level="2"><text:bookmark-start text:name="__RefHeading__5644_1566568644"/>Datum vydání a verze programu<text:bookmark-end text:name="__RefHeading__5644_1566568644"/></text:h>
        <text:p text:style-name="P31">Anglický originál byl vydán v únoru 2018. Kniha je určena pro LibreOffice 6.0.</text:p>
        <text:h text:style-name="P65" text:outline-level="2"><text:bookmark-start text:name="__RefHeading___Toc2071_444967441"/>Poznámka pro uživatele systému macOS<text:bookmark-end text:name="__RefHeading___Toc2071_444967441"/></text:h>
        <text:p text:style-name="P2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8">Windows nebo Linux</text:p>
            </table:table-cell>
            <table:table-cell table:style-name="Table2.A1" office:value-type="string">
              <text:p text:style-name="P58">Ekvivalent pro macOS</text:p>
            </table:table-cell>
            <table:table-cell table:style-name="Table2.A1" office:value-type="string">
              <text:p text:style-name="P58">Výsledek</text:p>
            </table:table-cell>
          </table:table-row>
          <table:table-row table:style-name="Table2.1">
            <table:table-cell table:style-name="Table2.A2" office:value-type="string">
              <text:p text:style-name="P41"><text:span text:style-name="LOMenuPath">Nástroje &gt; Možnosti</text:span> výběr v nabídce</text:p>
            </table:table-cell>
            <table:table-cell table:style-name="Table2.B2" office:value-type="string">
              <text:p text:style-name="P41"><text:span text:style-name="LOMenuPath">LibreOffice &gt; Předvolby</text:span></text:p>
            </table:table-cell>
            <table:table-cell table:style-name="Table2.B2" office:value-type="string">
              <text:p text:style-name="P41">Otevře nastavení s možnostmi</text:p>
            </table:table-cell>
          </table:table-row>
          <table:table-row table:style-name="Table2.1">
            <table:table-cell table:style-name="Table2.A2" office:value-type="string">
              <text:p text:style-name="P41"><text:span text:style-name="LOKeystroke">Klepnutí pravým tlačítkem</text:span></text:p>
            </table:table-cell>
            <table:table-cell table:style-name="Table2.A2" office:value-type="string">
              <text:p text:style-name="P41">Control+klepnutí a/nebo klepnutí pravým tlačítkem v závislosti na operačním systému počítače</text:p>
            </table:table-cell>
            <table:table-cell table:style-name="Table2.B2" office:value-type="string">
              <text:p text:style-name="P41">Otevře se místní nabídka</text:p>
            </table:table-cell>
          </table:table-row>
          <table:table-row table:style-name="Table2.1">
            <table:table-cell table:style-name="Table2.A2" office:value-type="string">
              <text:p text:style-name="P41"><text:span text:style-name="LOKeystroke">Ctrl</text:span> (<text:span text:style-name="LOKeystroke">Control</text:span>)</text:p>
            </table:table-cell>
            <table:table-cell table:style-name="Table2.A2" office:value-type="string">
              <text:p text:style-name="P41">⌘ (<text:span text:style-name="LOKeystroke">Command</text:span>)</text:p>
            </table:table-cell>
            <table:table-cell table:style-name="Table2.A2" office:value-type="string">
              <text:p text:style-name="P41">Používá se i s jinými klávesami</text:p>
            </table:table-cell>
          </table:table-row>
          <table:table-row table:style-name="Table2.1">
            <table:table-cell table:style-name="Table2.A2" office:value-type="string">
              <text:p text:style-name="P41"><text:span text:style-name="LOKeystroke">F5</text:span></text:p>
            </table:table-cell>
            <table:table-cell table:style-name="Table2.A2" office:value-type="string">
              <text:p text:style-name="P41"><text:span text:style-name="LOKeystroke">Shift</text:span>+⌘+<text:span text:style-name="LOKeystroke">F5</text:span></text:p>
            </table:table-cell>
            <table:table-cell table:style-name="Table2.A2" office:value-type="string">
              <text:p text:style-name="P41">Otevře Navigátor</text:p>
            </table:table-cell>
          </table:table-row>
          <table:table-row table:style-name="Table2.1">
            <table:table-cell table:style-name="Table2.A2" office:value-type="string">
              <text:p text:style-name="P41"><text:span text:style-name="LOKeystroke">F11</text:span></text:p>
            </table:table-cell>
            <table:table-cell table:style-name="Table2.A2" office:value-type="string">
              <text:p text:style-name="P41">⌘+<text:span text:style-name="LOKeystroke">T</text:span></text:p>
            </table:table-cell>
            <table:table-cell table:style-name="Table2.A2" office:value-type="string">
              <text:p text:style-name="P41">Otevře okno Styly a formátování.</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59"><text:a xlink:type="simple" xlink:href="#__RefHeading__5636_1566568644" text:style-name="Index_20_Link" text:visited-style-name="Index_20_Link">Autorská práva<text:tab/>2</text:a></text:p>
            <text:p text:style-name="P60"><text:a xlink:type="simple" xlink:href="#__RefHeading__5638_1566568644" text:style-name="Index_20_Link" text:visited-style-name="Index_20_Link">Přispěvatelé<text:tab/>2</text:a></text:p>
            <text:p text:style-name="P61"><text:a xlink:type="simple" xlink:href="#__RefHeading___Toc1847_1473846649" text:style-name="Index_20_Link" text:visited-style-name="Index_20_Link">Pro toto vydání<text:tab/>2</text:a></text:p>
            <text:p text:style-name="P61"><text:a xlink:type="simple" xlink:href="#__RefHeading___Toc7987_715966708" text:style-name="Index_20_Link" text:visited-style-name="Index_20_Link">Pro předchozí vydání<text:tab/>2</text:a></text:p>
            <text:p text:style-name="P60"><text:a xlink:type="simple" xlink:href="#__RefHeading___Toc7989_715966708" text:style-name="Index_20_Link" text:visited-style-name="Index_20_Link">Zpětná vazba<text:tab/>2</text:a></text:p>
            <text:p text:style-name="P60"><text:a xlink:type="simple" xlink:href="#__RefHeading__5644_1566568644" text:style-name="Index_20_Link" text:visited-style-name="Index_20_Link">Datum vydání a verze programu<text:tab/>2</text:a></text:p>
            <text:p text:style-name="P60"><text:a xlink:type="simple" xlink:href="#__RefHeading___Toc2071_444967441" text:style-name="Index_20_Link" text:visited-style-name="Index_20_Link">Poznámka pro uživatele systému macOS<text:tab/>2</text:a></text:p>
            <text:p text:style-name="P59"><text:a xlink:type="simple" xlink:href="#__RefHeading__33187_462712302" text:style-name="Index_20_Link" text:visited-style-name="Index_20_Link">Co je LibreOffice?<text:tab/>4</text:a></text:p>
            <text:p text:style-name="P60"><text:a xlink:type="simple" xlink:href="#__RefHeading__22007_697337876" text:style-name="Index_20_Link" text:visited-style-name="Index_20_Link">Writer (program pro zpracování textu)<text:tab/>4</text:a></text:p>
            <text:p text:style-name="P60"><text:a xlink:type="simple" xlink:href="#__RefHeading__22009_697337876" text:style-name="Index_20_Link" text:visited-style-name="Index_20_Link">Calc (tabulkový kalkulátor)<text:tab/>4</text:a></text:p>
            <text:p text:style-name="P60"><text:a xlink:type="simple" xlink:href="#__RefHeading__22011_697337876" text:style-name="Index_20_Link" text:visited-style-name="Index_20_Link">Impress (program na tvorbu prezentací)<text:tab/>4</text:a></text:p>
            <text:p text:style-name="P60"><text:a xlink:type="simple" xlink:href="#__RefHeading__22013_697337876" text:style-name="Index_20_Link" text:visited-style-name="Index_20_Link">Draw (program na kreslení vektorové grafiky)<text:tab/>4</text:a></text:p>
            <text:p text:style-name="P60"><text:a xlink:type="simple" xlink:href="#__RefHeading__22015_697337876" text:style-name="Index_20_Link" text:visited-style-name="Index_20_Link">Base (databázový program)<text:tab/>5</text:a></text:p>
            <text:p text:style-name="P60"><text:a xlink:type="simple" xlink:href="#__RefHeading__22017_697337876" text:style-name="Index_20_Link" text:visited-style-name="Index_20_Link">Math (editor vzorců)<text:tab/>5</text:a></text:p>
            <text:p text:style-name="P59"><text:a xlink:type="simple" xlink:href="#__RefHeading__22019_697337876" text:style-name="Index_20_Link" text:visited-style-name="Index_20_Link">Výhody LibreOffice<text:tab/>5</text:a></text:p>
            <text:p text:style-name="P59"><text:a xlink:type="simple" xlink:href="#__RefHeading__22021_697337876" text:style-name="Index_20_Link" text:visited-style-name="Index_20_Link">Minimální požadavky<text:tab/>6</text:a></text:p>
            <text:p text:style-name="P59"><text:a xlink:type="simple" xlink:href="#__RefHeading__22023_697337876" text:style-name="Index_20_Link" text:visited-style-name="Index_20_Link">Jak LibreOffice získat<text:tab/>6</text:a></text:p>
            <text:p text:style-name="P59"><text:a xlink:type="simple" xlink:href="#__RefHeading__22025_697337876" text:style-name="Index_20_Link" text:visited-style-name="Index_20_Link">Jak LibreOffice nainstalovat<text:tab/>6</text:a></text:p>
            <text:p text:style-name="P59"><text:a xlink:type="simple" xlink:href="#__RefHeading__3640_1802778174" text:style-name="Index_20_Link" text:visited-style-name="Index_20_Link">Rozšíření a doplňky<text:tab/>6</text:a></text:p>
            <text:p text:style-name="P59"><text:a xlink:type="simple" xlink:href="#__RefHeading__22035_697337876" text:style-name="Index_20_Link" text:visited-style-name="Index_20_Link">Spuštění LibreOffice<text:tab/>6</text:a></text:p>
            <text:p text:style-name="P60"><text:a xlink:type="simple" xlink:href="#__RefHeading___Toc24581_687030175" text:style-name="Index_20_Link" text:visited-style-name="Index_20_Link">Otevření existujícího dokumentu před spuštěním LibreOffice<text:tab/>7</text:a></text:p>
            <text:p text:style-name="P60"><text:a xlink:type="simple" xlink:href="#__RefHeading___Toc7993_715966708" text:style-name="Index_20_Link" text:visited-style-name="Index_20_Link">Rychlé spuštění<text:tab/>8</text:a></text:p>
            <text:p text:style-name="P61"><text:a xlink:type="simple" xlink:href="#__RefHeading__2061_1473490585" text:style-name="Index_20_Link" text:visited-style-name="Index_20_Link">Zapnutí Rychlého spuštění<text:tab/>8</text:a></text:p>
            <text:p text:style-name="P61"><text:a xlink:type="simple" xlink:href="#__RefHeading__22045_697337876" text:style-name="Index_20_Link" text:visited-style-name="Index_20_Link">Použití Rychlého spuštění na systémech Windows a Linux<text:tab/>8</text:a></text:p>
            <text:p text:style-name="P61"><text:a xlink:type="simple" xlink:href="#__RefHeading__15512_1081412569" text:style-name="Index_20_Link" text:visited-style-name="Index_20_Link">Vypnutí Rychlého spuštění<text:tab/>8</text:a></text:p>
            <text:p text:style-name="P61"><text:a xlink:type="simple" xlink:href="#__RefHeading__22049_697337876" text:style-name="Index_20_Link" text:visited-style-name="Index_20_Link">Opětovné zapnutí Rychlého spuštění<text:tab/>9</text:a></text:p>
            <text:p text:style-name="P59"><text:a xlink:type="simple" xlink:href="#__RefHeading__4826_1132080204" text:style-name="Index_20_Link" text:visited-style-name="Index_20_Link">Části hlavního okna<text:tab/>9</text:a></text:p>
            <text:p text:style-name="P60"><text:a xlink:type="simple" xlink:href="#__RefHeading__4828_1132080204" text:style-name="Index_20_Link" text:visited-style-name="Index_20_Link">Hlavní nabídka<text:tab/>9</text:a></text:p>
            <text:p text:style-name="P60"><text:a xlink:type="simple" xlink:href="#__RefHeading__22061_697337876" text:style-name="Index_20_Link" text:visited-style-name="Index_20_Link">Nástrojové lišty<text:tab/>9</text:a></text:p>
            <text:p text:style-name="P61"><text:a xlink:type="simple" xlink:href="#__RefHeading__22063_697337876" text:style-name="Index_20_Link" text:visited-style-name="Index_20_Link">Zobrazování a skrývání nástrojových lišt<text:tab/>10</text:a></text:p>
            <text:p text:style-name="P61"><text:a xlink:type="simple" xlink:href="#__RefHeading__1972_1098315447" text:style-name="Index_20_Link" text:visited-style-name="Index_20_Link">Podnabídky a palety nástroje<text:tab/>10</text:a></text:p>
            <text:p text:style-name="P61"><text:a xlink:type="simple" xlink:href="#__RefHeading__2643_161909" text:style-name="Index_20_Link" text:visited-style-name="Index_20_Link">Přesouvání nástrojových lišt<text:tab/>10</text:a></text:p>
            <text:p text:style-name="P61"><text:a xlink:type="simple" xlink:href="#__RefHeading__2442_651442457" text:style-name="Index_20_Link" text:visited-style-name="Index_20_Link">Plovoucí nástrojové lišty<text:tab/>10</text:a></text:p>
            <text:p text:style-name="P61"><text:a xlink:type="simple" xlink:href="#__RefHeading__2242_1986025576" text:style-name="Index_20_Link" text:visited-style-name="Index_20_Link">Přizpůsobení nástrojových lišt<text:tab/>11</text:a></text:p>
            <text:p text:style-name="P60"><text:a xlink:type="simple" xlink:href="#__RefHeading___Toc17033_1210483707" text:style-name="Index_20_Link" text:visited-style-name="Index_20_Link">Místní nabídky<text:tab/>11</text:a></text:p>
            <text:p text:style-name="P60"><text:a xlink:type="simple" xlink:href="#__RefHeading__65331_1365249792" text:style-name="Index_20_Link" text:visited-style-name="Index_20_Link">Stavový řádek<text:tab/>12</text:a></text:p>
            <text:p text:style-name="P60"><text:a xlink:type="simple" xlink:href="#__RefHeading__8953_2107521479" text:style-name="Index_20_Link" text:visited-style-name="Index_20_Link">Postranní lišta<text:tab/>13</text:a></text:p>
            <text:p text:style-name="P59"><text:a xlink:type="simple" xlink:href="#__RefHeading__22077_697337876" text:style-name="Index_20_Link" text:visited-style-name="Index_20_Link">Vytváření nových dokumentů<text:tab/>15</text:a></text:p>
            <text:p text:style-name="P59"><text:a xlink:type="simple" xlink:href="#__RefHeading__35663913" text:style-name="Index_20_Link" text:visited-style-name="Index_20_Link">Otevírání stávajících dokumentů<text:tab/>15</text:a></text:p>
            <text:p text:style-name="P59"><text:a xlink:type="simple" xlink:href="#__RefHeading__22079_697337876" text:style-name="Index_20_Link" text:visited-style-name="Index_20_Link">Ukládání dokumentů<text:tab/>16</text:a></text:p>
            <text:p text:style-name="P60"><text:a xlink:type="simple" xlink:href="#__RefHeading__5389_1247198942" text:style-name="Index_20_Link" text:visited-style-name="Index_20_Link">Příkaz Uložit<text:tab/>16</text:a></text:p>
            <text:p text:style-name="P60"><text:a xlink:type="simple" xlink:href="#__RefHeading__5391_1247198942" text:style-name="Index_20_Link" text:visited-style-name="Index_20_Link">Příkaz Uložit jako<text:tab/>17</text:a></text:p>
            <text:p text:style-name="P59"><text:soft-page-break/><text:a xlink:type="simple" xlink:href="#__RefHeading__20523_24232397" text:style-name="Index_20_Link" text:visited-style-name="Index_20_Link">Ochrana heslem<text:tab/>17</text:a></text:p>
            <text:p text:style-name="P60"><text:a xlink:type="simple" xlink:href="#__RefHeading__14630_129573012" text:style-name="Index_20_Link" text:visited-style-name="Index_20_Link">Změna hesla<text:tab/>18</text:a></text:p>
            <text:p text:style-name="P60"><text:a xlink:type="simple" xlink:href="#__RefHeading__22083_697337876" text:style-name="Index_20_Link" text:visited-style-name="Index_20_Link">Automatické ukládání dokumentů<text:tab/>18</text:a></text:p>
            <text:p text:style-name="P59"><text:a xlink:type="simple" xlink:href="#__RefHeading___Toc24066_687030175" text:style-name="Index_20_Link" text:visited-style-name="Index_20_Link">Otevření a uložení souborů na vzdálené servery<text:tab/>18</text:a></text:p>
            <text:p text:style-name="P59"><text:a xlink:type="simple" xlink:href="#__RefHeading__22085_697337876" text:style-name="Index_20_Link" text:visited-style-name="Index_20_Link">Přejmenování a mazání souborů<text:tab/>20</text:a></text:p>
            <text:p text:style-name="P59"><text:a xlink:type="simple" xlink:href="#__RefHeading__22089_697337876" text:style-name="Index_20_Link" text:visited-style-name="Index_20_Link">Použití Navigátoru<text:tab/>20</text:a></text:p>
            <text:p text:style-name="P59"><text:a xlink:type="simple" xlink:href="#__RefHeading__22091_697337876" text:style-name="Index_20_Link" text:visited-style-name="Index_20_Link">Vracení a opakování vrácených změn<text:tab/>20</text:a></text:p>
            <text:p text:style-name="P59"><text:a xlink:type="simple" xlink:href="#__RefHeading___Toc24068_687030175" text:style-name="Index_20_Link" text:visited-style-name="Index_20_Link">Opětovné načtení dokumentu<text:tab/>21</text:a></text:p>
            <text:p text:style-name="P59"><text:a xlink:type="simple" xlink:href="#__RefHeading__22093_697337876" text:style-name="Index_20_Link" text:visited-style-name="Index_20_Link">Zavření dokumentu<text:tab/>21</text:a></text:p>
            <text:p text:style-name="P59"><text:a xlink:type="simple" xlink:href="#__RefHeading__22095_697337876" text:style-name="Index_20_Link" text:visited-style-name="Index_20_Link">Zavření programu LibreOffice<text:tab/>21</text:a></text:p>
          </text:index-body>
        </text:table-of-content>
        <text:p text:style-name="Text_20_body"/>
      </text:section>
      <text:h text:style-name="P92"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program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PDF 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e více než dvaceti formátech včetně formátů PNG, HTML a PDF.</text:p>
      <text:h text:style-name="Heading_20_2" text:outline-level="2"><text:bookmark-start text:name="__RefHeading__22015_697337876"/>Base (databázový program)<text:bookmark-end text:name="__RefHeading__22015_697337876"/></text:h>
      <text:p text:style-name="Text_20_body">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jako výchozí používá databázový software HSQLDB a PostgreSQL.  Může však použít i dBASE, Microsoft Access, MySQL, Oracle nebo jinou databázi komunikující přes ODBC nebo JDBC. Program Base také podporuje podmnožinu jazyka ANSI-92 SQL.</text:p>
      <text:h text:style-name="Heading_20_2" text:outline-level="2"><text:bookmark-start text:name="__RefHeading__22017_697337876"/>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text:soft-page-break/>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3119892251" text:style-name="List_20_1">
        <text:list-item text:start-value="1">
          <text:p text:style-name="List_20_1"><text:span text:style-name="L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LOStrongEmphasis">Otevřený.</text:span> LibreOffice můžeme šířit, kopírovat a upravovat podle svých představ, a to v souladu s licencí, pod kterou je distribuován.</text:p>
        </text:list-item>
        <text:list-item>
          <text:p text:style-name="List_20_1"><text:span text:style-name="LOStrongEmphasis"> Multiplatformní.</text:span> LibreOffice je možné používat na několika hardwarových platformách a na více operačních systémech, včetně systémů Microsoft Windows, Mac OS X a Linux.</text:p>
        </text:list-item>
        <text:list-item>
          <text:p text:style-name="List_20_1"><text:span text:style-name="LOStrong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LOStrongEmphasis"> Jednotné uživatelské rozhraní.</text:span> Všechny součásti mají podobné prostředí, díky čemuž se snadněji používají a spravují.</text:p>
        </text:list-item>
        <text:list-item>
          <text:p text:style-name="List_20_1"><text:span text:style-name="LOStrongEmphasis"> Integrace.</text:span> Programy balíku LibreOffice jsou navzájem velmi dobře propojeny.</text:p>
        </text:list-item>
      </text:list>
      <text:list xml:id="list3911945316" text:style-name="List_20_2">
        <text:list-item>
          <text:p text:style-name="P89">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89">Nepotřebujeme vědět, která aplikace byla použita k vytvoření daného souboru. Například soubor aplikace Draw je možné otevřít z aplikace Writer.</text:p>
        </text:list-item>
      </text:list>
      <text:list xml:id="list155253185165137" text:continue-list="list3119892251" text:style-name="List_20_1">
        <text:list-item>
          <text:p text:style-name="List_20_1"><text:span text:style-name="L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LOStrong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LOStrongEmphasis">Bez vázanosti na dodavatele. </text:span>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LOStrong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www.libreoffice.org/" text:style-name="Internet_20_link" text:visited-style-name="Visited_20_Internet_20_Link">http://cs.libreoffice.org/</text:a> a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ální požadavky<text:bookmark-end text:name="__RefHeading__22021_697337876"/></text:h>
      <text:p text:style-name="P35">LibreOffice 6.0 vyžaduje některý z následujících operačních systémů:</text:p>
      <text:list xml:id="list155253553470170" text:continue-numbering="true" text:style-name="List_20_1">
        <text:list-item>
          <text:p text:style-name="List_20_1"><text:span text:style-name="LOStrongEmphasis">Microsoft Windows:</text:span> Windows Server 2008, Windows 7, Windows 8/8.1, Windows Server 2012, nebo Windows 10.</text:p>
        </text:list-item>
      </text:list>
      <text:list xml:id="list37426371" text:style-name="List_20_1">
        <text:list-item>
          <text:p text:style-name="P76"><text:span text:style-name="LOStrongEmphasis">GNU/Linux</text:span> verze kernelu 2.6.18, glibc2 v2.5 nebo vyšší, a gtk v2.10.4 nebo vyšší</text:p>
        </text:list-item>
        <text:list-item>
          <text:p text:style-name="P76"><text:span text:style-name="LOStrongEmphasis">Mac OS X</text:span> 10.8 (Mountain Lion) nebo vyšší.</text:p>
        </text:list-item>
      </text:list>
      <text:p text:style-name="P35"><text:soft-page-break/>Pro instalaci jsou zapotřebí administrátorská práva.</text:p>
      <text:p text:style-name="Text_20_body">Některé funkce LibreOffice (průvodci a databázový software HSQLDB) vyžadují, aby bylo na počítači nainstalováno běhové prostředí Java Runtime Environment (JRE). I když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55255117435209" text:continue-list="list1080883997" text:style-name="Heading_20_Note">
        <text:list-item>
          <text:p text:style-name="Heading_20_Note">Poznámka</text:p>
        </text:list-item>
      </text:list>
      <text:p text:style-name="Text_20_Note">Pokud chcete používat funkce LibreOffice, které vyžadují Javu, je důležité, aby se správná 32 bitová nebo 64 bitová edice shodovala s nainstalovanou verzí LibreOffice. Další informace se nachází v kapitole 2 Pokročilé možnosti.</text:p>
      <text:p text:style-name="Text_20_body">Více informací o požadavcích balíčku LibreOffice se nachází na stránce <text:a xlink:type="simple" xlink:href="http://www.libreoffice.org/get-help/system-requirements/" text:style-name="Internet_20_link" text:visited-style-name="Visited_20_Internet_20_Link">http://cs.libreoffice.org/get-help/system-requirements/</text:a>.</text:p>
      <text:h text:style-name="Heading_20_1" text:outline-level="1"><text:bookmark-start text:name="__RefHeading__22023_697337876"/>Jak LibreOffice získat<text:bookmark-end text:name="__RefHeading__22023_697337876"/></text:h>
      <text:p text:style-name="Text_20_body">Verze LibreOffice pro Windows, Linux, a macOS je možné zdarma stáhnout na adrese <text:a xlink:type="simple" xlink:href="http://www.libreoffice.org/download" text:style-name="Internet_20_link" text:visited-style-name="Visited_20_Internet_20_Link">http://cs.libreoffice.org/download</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12">Uživatelé systému macOS mohou také obdržet dvě verze LibreOffice z App Store: LibreOffice Vanilla (za malý poplatek) a LibreOffice-from-Collabora (v enterprise-ready verzi; za malý poplatek).</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www.libreoffice.org/get-help/install-howto/" text:style-name="Internet_20_link" text:visited-style-name="Visited_20_Internet_20_Link">http://cs.libreoffice.org/get-help/install-howto/</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extensions.libreoffice.org/" text:style-name="Internet_20_link" text:visited-style-name="Visited_20_Internet_20_Link">http://extensions.libreoffice.org/</text:a>. Více informací o tom, jak se instalují, se nachází v <text:span text:style-name="LOEmphasis">kapitole 14 Přizpůsobení LibreOffice</text:span>.</text:p>
      <text:h text:style-name="Heading_20_1" text:outline-level="1"><text:bookmark-start text:name="__RefHeading__22035_697337876"/>Spuštění LibreOffice<text:bookmark-end text:name="__RefHeading__22035_697337876"/></text:h>
      <text:p text:style-name="P11">Obecně platí, že LibreOffice spustíme stejným způsobem jako jakýkoli jiný program v počítači.</text:p>
      <text:p text:style-name="P13">V operačních systémech Windows nebo Linux je položka nabídky pro LibreOffice a každý program LibreOffice v hlavní systémové nabídce operačního systému. Na počítačích s operačním systémem macOS se v nabídce Aplikace nachází pro balík LibreOffice jediná položka.</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Můžeme také otevřít stávající soubor nebo použít šablonu.</text:p>
      <text:h text:style-name="P63" text:outline-level="2"><text:bookmark-start text:name="__RefHeading___Toc24581_687030175"/><text:soft-page-break/>Otevření existujícího dokumentu před spuštěním LibreOffice<text:bookmark-end text:name="__RefHeading___Toc24581_687030175"/></text:h>
      <text:p text:style-name="P21">Balík LibreOffice můžeme spustit také tím, že poklepneme na název dokumentu formátu ODF na ploše, nebo ve správci souborů, například v programu Průzkumník Windows nebo Finder v macOS. Automaticky se spustí příslušný program balíku a dokument se do něho načte.</text:p>
      <text:p text:style-name="P20">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45"><draw:frame draw:style-name="fr1" draw:name="Frame1" text:anchor-type="as-char" svg:width="12.106cm" draw:z-index="3"><draw:text-box fo:min-height="9.991cm"><text:p text:style-name="Caption"><draw:frame draw:style-name="fr8" draw:name="Image2" text:anchor-type="paragraph" svg:x="0cm" svg:y="0cm" svg:width="11.961cm" svg:height="9.536cm" draw:z-index="4"><draw:image xlink:href="Pictures/1000000000000338000002910F71C599A693E9EB.png" xlink:type="simple" xlink:show="embed" xlink:actuate="onLoad" loext:mime-type="image/png"/></draw:frame>Obrázek <text:sequence text:ref-name="refFigure0" text:name="Figure" text:formula="ooow:Figure+1" style:num-format="1">1</text:sequence>: Úvodní obrazovka LibreOffice</text:p></draw:text-box></draw:frame></text:p>
      <text:p text:style-name="P8">Nemáme-li nainstalován balík Microsoft Office, nebo ano ale jeho typy souborů jsme spojili s LibreOffice, potom stačí poklikat na následující soubory pro otevření balíkem LibreOffice:</text:p>
      <text:list xml:id="list155254741579488" text:continue-list="list15525355347017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balíku LibreOffice nespojili a je nainstalován Microsoft Office, poklepáním na soubor Microsoft Office se otevře v příslušném programu tohoto balíku.</text:p>
      <text:p text:style-name="Text_20_body">Více informací je v části „<text:bookmark-ref text:reference-format="text" text:ref-name="__RefHeading__35663913"> Otevření existujícího dokumentu </text:bookmark-ref>“ na straně <text:bookmark-ref text:reference-format="page" text:ref-name="__RefHeading__35663913">16</text:bookmark-ref>.</text:p>
      <text:h text:style-name="P64" text:outline-level="2"><text:bookmark-start text:name="__RefHeading___Toc7993_715966708"/>Rychlé spuštění<text:bookmark-end text:name="__RefHeading___Toc7993_715966708"/></text:h>
      <text:p text:style-name="Text_20_body">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Text_20_body">Na počítačích s operačním systémem macOS není QuickStarter k dispozici.</text:p>
      <text:h text:style-name="Heading_20_3" text:outline-level="3"><text:bookmark-start text:name="__RefHeading__2061_1473490585"/>Zapnutí Rychlého spuštění<text:bookmark-end text:name="__RefHeading__2061_1473490585"/></text:h>
      <text:p text:style-name="Text_20_body">Na počítačích s operačním systémem Linux nebo Windows se při výchozí instalaci programu LibreOffice QuickStarter nezapíná. Chceme-li jej zapnout:</text:p>
      <text:list xml:id="list1253388766" text:style-name="Numbering_20_1">
        <text:list-item>
          <text:p text:style-name="P69"><text:soft-page-break/>Spustíme balík LibreOffice.</text:p>
        </text:list-item>
        <text:list-item>
          <text:p text:style-name="P69">V hlavní nabídce zvolíme <text:span text:style-name="LOMenuPath">Nástroje &gt; Možnosti &gt; LibreOffice &gt; Obecné</text:span> a zaškrtneme <text:span text:style-name="LOEmphasis">Načíst LibreOffice během spuštění systému (pokud používáme Windows) Povolit rychlé spouštění v hlavním panelu (pokud používáme Linux)</text:span>.</text:p>
        </text:list-item>
        <text:list-item>
          <text:p text:style-name="P69">Aby se Quickstarter zapnul, ukončíme a restartujeme LibreOffice.</text:p>
        </text:list-item>
      </text:list>
      <text:h text:style-name="Heading_20_3" text:outline-level="3"><text:bookmark-start text:name="__RefHeading__22045_697337876"/>Použití Rychlého spuštění na systémech Windows a Linux<text:bookmark-end text:name="__RefHeading__22045_697337876"/></text:h>
      <text:p text:style-name="Text_20_body">Poté, co QuickStarter zapneme, se na systémové liště v dolní části obrazovky zobrazí ikona <draw:frame draw:style-name="fr9" draw:name="Image9" text:anchor-type="as-char" svg:width="0.42cm" svg:height="0.499cm" draw:z-index="5"><draw:image xlink:href="Pictures/1000000000000071000000867929B6403FEBBA8C.png" xlink:type="simple" xlink:show="embed" xlink:actuate="onLoad" loext:mime-type="image/png"/></draw:frame><text:s/>. QuickStarter je pak k dispozici vždy, ať už je LibreOffice spuštěn, nebo není.</text:p>
      <text:p text:style-name="Text_20_body">Pokud chceme určitý program balíku LibreOffice spustit přímo pomocí funkce QuickStarter:</text:p>
      <text:list xml:id="list155254975090919" text:continue-list="list1253388766" text:style-name="Numbering_20_1">
        <text:list-item text:start-value="1">
          <text:p text:style-name="Numbering_20_1">Klepneme pravým tlačítkem na ikonu <text:span text:style-name="LOMenuPath">QuickStarter</text:span> na systémové liště, čímž otevřeme místní nabídku (obrázek <text:sequence-ref text:reference-format="value" text:ref-name="refFigure1">2</text:sequence-ref>).</text:p>
        </text:list-item>
        <text:list-item>
          <text:p text:style-name="P69">Vybereme program LibreOffice, ve kterém chceme vytvořit nový dokument, případně vybereme položku <text:span text:style-name="LOMenuPath">Ze šablony</text:span>, čímž otevřeme Správce šablon, nebo vybereme <text:span text:style-name="LOMenuPath">Otevřít dokument</text:span>, abychom otevřeli stávající dokument.</text:p>
        </text:list-item>
      </text:list>
      <text:p text:style-name="P44"><draw:frame draw:style-name="fr2" draw:name="Frame2" text:anchor-type="as-char" svg:width="7.001cm" draw:z-index="6"><draw:text-box fo:min-height="6.703cm"><text:p text:style-name="Caption"><draw:frame draw:style-name="fr10" draw:name="graphics1" text:anchor-type="paragraph" svg:width="6.957cm" svg:height="6.031cm" draw:z-index="7"><draw:image xlink:href="Pictures/1000020100000107000000E47803E20AFB0B5941.png" xlink:type="simple" xlink:show="embed" xlink:actuate="onLoad" loext:mime-type="image/png"/></draw:frame>Obrázek <text:sequence text:ref-name="refFigure1" text:name="Figure" text:formula="ooow:Figure+1" style:num-format="1">2</text:sequence>: Nabídka programu QuickStarter v systému Windows</text:p></draw:text-box></draw:frame></text:p>
      <text:h text:style-name="Heading_20_3" text:outline-level="3"><text:bookmark-start text:name="__RefHeading__15512_1081412569"/><text:reference-mark-start text:name="disable qs"/>Vypnutí Rychlého spuštění<text:bookmark-end text:name="__RefHeading__15512_1081412569"/><text:reference-mark-end text:name="disable qs"/></text:h>
      <text:p text:style-name="Text_20_body">Pokud chceme na počítači s operačním systémem Windows <text:span text:style-name="LOMenuPath">QuickStarter</text:span> dočasně vypnout, klepneme pravým tlačítkem na jeho ikonu na systémové liště a v místní nabídce zvolíme <text:span text:style-name="LOMenuPath">Ukončit QuickStarter</text:span>. Při dalším spuštění počítače se však QuickStarter opět spustí.</text:p>
      <text:p text:style-name="Text_20_body">Nechceme-li, aby se QuickStarter při startu systému spustil, provedeme jednu z následujících možností:</text:p>
      <text:list xml:id="list155254929121016" text:continue-list="list155254741579488" text:style-name="List_20_1">
        <text:list-item>
          <text:p text:style-name="List_20_1">Klepneme pravým tlačítkem na ikonu <text:span text:style-name="LOMenuPath">Quickstarter</text:span> a v místní nabídce zrušíme zaškrtnutí pole <text:span text:style-name="LOMenuPath">Načíst LibreOffice během spuštění systému</text:span> (Windows) nebo vybereme <text:span text:style-name="LOMenuPath">Zakázat rychlé spouštění</text:span> (Linux).</text:p>
        </text:list-item>
        <text:list-item>
          <text:p text:style-name="List_20_1">V hlavní nabídce zvolíme <text:span text:style-name="LOMenuPath">Nástroje &gt; Možnosti &gt; LibreOffice &gt; Obecné</text:span> a zrušíme zaškrtnutí pole <text:span text:style-name="LOMenuPath">Načíst LibreOffice během spuštění systému </text:span>(Windows)<text:span text:style-name="LOMenuPath"> </text:span>nebo  v Linuxu zrušíme zaškrtnutí pole<text:span text:style-name="LOMenuPath"> Povolit rychlé spouštění v hlavním panelu</text:span>.</text:p>
        </text:list-item>
      </text:list>
      <text:h text:style-name="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Text_20_body">Pokud je program QuickStarter zakázán, můžeme jej znovu aktivovat podle instrukcí v části „ <text:bookmark-ref text:reference-format="text" text:ref-name="__RefHeading__2061_1473490585">Aktivace programu QuickStarter </text:bookmark-ref> ".</text:p>
      <text:h text:style-name="Heading_20_1" text:outline-level="1"><text:bookmark-start text:name="__RefHeading__4826_1132080204"/><text:soft-page-break/>Části hlavního okna<text:bookmark-end text:name="__RefHeading__4826_1132080204"/></text:h>
      <text:p text:style-name="P35">Hlavní okno je ve všech programech balíku LibreOffice podobné, liší se pouze v drobnostech. Popis těchto podrobností se nachází v této příručce v kapitolách pojednávajících o programech Writer, Calc, Draw a Impress.</text:p>
      <text:p text:style-name="Text_20_body">Mezi společné části okna patří hlavní nabídka, nástrojové lišty Standardní a Formátování v horní části okna a v dolní stavový řádek.</text:p>
      <text:h text:style-name="Heading_20_2" text:outline-level="2"><text:bookmark-start text:name="__RefHeading__4828_1132080204"/>Hlavní nabídka<text:bookmark-end text:name="__RefHeading__4828_1132080204"/></text:h>
      <text:p text:style-name="Text_20_body"><text:span text:style-name="LOEmphasis">Hlavní nabídka</text:span> se nachází v horní části okna LibreOffice, hned pod lištou s názvem okna. Jestliže zvolíme některou z následujících položek, směrem dolů se zobrazí nabídka s příkazy. Níže nabídka pro Writer:</text:p>
      <text:list xml:id="list312870648" text:style-name="List_20_1">
        <text:list-item text:start-value="1">
          <text:p text:style-name="List_20_1"><text:span text:style-name="LOStrongEmphasis">Soubor</text:span> – obsahuje příkazy, které se vztahují na celý dokument, jako například Otevřít, Uložit a Exportovat do PDF.</text:p>
        </text:list-item>
        <text:list-item>
          <text:p text:style-name="List_20_1"><text:span text:style-name="LOStrongEmphasis">Úpravy</text:span> – obsahuje příkazy pro úpravy dokumentu, například Zpět, Najít a nahradit, Vyjmout, Kopírovat, a Vložit.</text:p>
        </text:list-item>
        <text:list-item>
          <text:p text:style-name="List_20_1"><text:span text:style-name="LOStrongEmphasis">Zobrazit</text:span> – obsahuje příkazy pro změnu zobrazení dokumentu, jako je například Lupa nebo Vzhled webu.</text:p>
        </text:list-item>
        <text:list-item>
          <text:p text:style-name="List_20_1"><text:span text:style-name="LOStrongEmphasis">Vložit</text:span> – obsahuje příkazy pro vkládání prvků do dokumentů, jako například Záhlaví, Zápatí, a Obrázek.</text:p>
        </text:list-item>
        <text:list-item>
          <text:p text:style-name="P76"><text:span text:style-name="LOStrongEmphasis">Formát</text:span> – obsahuje příkazy pro formátování a změnu rozvržení obsahu vašeho dokumentu.</text:p>
        </text:list-item>
        <text:list-item>
          <text:p text:style-name="P76"><text:span text:style-name="LOStrongEmphasis">Styly</text:span> – obsahuje příkazy pro rychlé použití běžných stylů; pro úpravu, načtení a vytvoření nového stylu; a pro přístup do sekce Styly a formátování v postranní liště.</text:p>
        </text:list-item>
        <text:list-item>
          <text:p text:style-name="List_20_1"><text:span text:style-name="LOStrongEmphasis">Tabulka</text:span> – obsahuje příkazy pro vkládání a úpravu tabulek v textovém dokumentu.</text:p>
        </text:list-item>
        <text:list-item>
          <text:p text:style-name="List_20_1"><text:span text:style-name="LOStrongEmphasis">Nástroje</text:span> – obsahuje funkce jako Kontrola překlepů a gramatiky, Automatické opravy, Přizpůsobit, a Možnosti.</text:p>
        </text:list-item>
        <text:list-item>
          <text:p text:style-name="P76"><text:span text:style-name="LOStrongEmphasis">Okno</text:span> – obsahuje příkazy pro zobrazení okna.</text:p>
        </text:list-item>
        <text:list-item>
          <text:p text:style-name="P76"><text:span text:style-name="LOStrongEmphasis">Nápověda</text:span> – obsahuje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text:span text:style-name="LOEmphasis">Standardní</text:span> lišta. Je stejná ve všech programech balíku LibreOffice.</text:p>
      <text:p text:style-name="Text_20_body">Druhá nástrojová lišta, která se ve výchozím nastavení nachází v horní části, je lišta <text:span text:style-name="LOEmphasis">Formátování</text:span>.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2">V některých případech je vhodné snížit počet zobrazených panelů nástrojů a získat více místa pro dokument. LibreOffice poskytuje alternativu jednoduchého panelu nástrojů k výchozímu dvojitému panelu nástrojů.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zobrazit nebo skrýt, zvolíme <text:span text:style-name="L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9"><text:soft-page-break/>Pro zavření nástrojové lišty zvolíme <text:span text:style-name="LOMenuPath">Zobrazit &gt; Nástrojové lišty</text:span> v hlavní nabídce, a poté zrušíme zaškrtnutí nástrojové lišty, nebo klepneme pravým tlačítkem myši do prázdného místa mezi ikonami v nástrojové liště a vybereme v místní nabídce <text:span text:style-name="LOMenuPath">Zavřít lištu</text:span>.</text:p>
      <text:h text:style-name="Heading_20_3" text:outline-level="3"><text:bookmark-start text:name="__RefHeading__1972_1098315447"/>Podnabídky a palety nástroje<text:bookmark-end text:name="__RefHeading__1972_1098315447"/></text:h>
      <text:p text:style-name="Text_20_body">Ikony na nástrojových lištách, u nichž se na pravé straně nachází trojúhelníček, zobrazí <text:span text:style-name="LOEmphasis">podnabídky</text:span>, <text:span text:style-name="LOEmphasis">palety nástrojů</text:span> a jiné možnosti pro výběr položek, které souvisejí s ikonou.</text:p>
      <text:p text:style-name="Text_20_body">Palety nástrojů lze změnit na plovoucí nástrojové lišty. Obrázek <text:sequence-ref text:reference-format="value" text:ref-name="refFigure2">3</text:sequence-ref><text:s/>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44"><draw:frame draw:style-name="fr3" draw:name="Frame3" text:anchor-type="as-char" svg:width="8.673cm" draw:z-index="8"><draw:text-box fo:min-height="5.415cm"><text:p text:style-name="Caption"><draw:frame draw:style-name="fr10" draw:name="Image6" text:anchor-type="paragraph" svg:width="8.624cm" svg:height="4.683cm" draw:z-index="9"><draw:image xlink:href="Pictures/1000000000000146000000B15AC5A43D10D2C76B.png" xlink:type="simple" xlink:show="embed" xlink:actuate="onLoad" loext:mime-type="image/png"/></draw:frame>Obrázek <text:sequence text:ref-name="refFigure2" text:name="Figure" text:formula="ooow:Figure+1" style:num-format="1">3</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155253773107690" text:continue-list="list155254975090919"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3">4</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38">Chceme-li přesunout plovoucí nástrojovou lištu, klepneme na lištu s jejím názvem a přesuneme ji na nové místo, nebo ji ukotvíme v hlavním okně.</text:p>
      <text:p text:style-name="P44"><draw:frame draw:style-name="fr3" draw:name="Frame4" text:anchor-type="as-char" svg:width="5.32cm" draw:z-index="10"><draw:text-box fo:min-height="3.672cm"><text:p text:style-name="Caption"><draw:frame draw:style-name="fr10" draw:name="Image7" text:anchor-type="paragraph" svg:width="5.099cm" svg:height="3.099cm" draw:z-index="11"><draw:image xlink:href="Pictures/10000201000000C100000075A4D413D4FEB9E6EB.png" xlink:type="simple" xlink:show="embed" xlink:actuate="onLoad" loext:mime-type="image/png"/></draw:frame>Obrázek <text:sequence text:ref-name="refFigure3" text:name="Figure" text:formula="ooow:Figure+1" style:num-format="1">4 </text:sequence>: Úchyty nástrojové lišty</text:p></draw:text-box></draw:frame></text:p>
      <text:h text:style-name="P73"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zobrazují jako plovoucí panely, a to na základě aktuálního umístění kurzoru nebo výběru. Tyto lišty lze ukotvit v horní či dolní části nebo po stranách hlavního okna (více v předchozí části (viz “<text:reference-ref text:reference-format="text" text:ref-name="moving toolbars">Přesouvání nástrojových lišt</text:reference-ref>” níže).</text:p>
      <text:p text:style-name="Text_20_body">Některé z těchto lišt závisí na kontextu a automaticky se zobrazují podle umístění kurzoru. Pokud je například kurzor v tabulce, objeví se plovoucí lišta <text:span text:style-name="LOEmphasis">Tabulka</text:span>, a když je kurzor v očíslovaném nebo odrážkovém seznamu, objeví se lišta <text:span text:style-name="LOEmphasis">Odrážky a číslování</text:span>.</text:p>
      <text:h text:style-name="Heading_20_3" text:outline-level="3"><text:bookmark-start text:name="__RefHeading__2242_1986025576"/><text:soft-page-break/>Přizpůsobení nástrojových lišt<text:bookmark-end text:name="__RefHeading__2242_1986025576"/></text:h>
      <text:p text:style-name="Text_20_body">Nástrojové lišty je možné přizpůsobit několika způsoby, a to včetně výběru zobrazovaných ikon nebo uzamčení umístění ukotvené lišty. Můžeme také přidat ikony a vytvořit nové lišty, jak je popsáno v <text:span text:style-name="LOEmphasis">kapitole 14 Přizpůsobení LibreOffice</text:span>. Pokud chceme zobrazit možnosti pro přizpůsobení lišty, klepneme pravým tlačítkem na prázdné místo mezi ikonami na liště, čímž otevřeme místní nabídku, jejíž položky jsou následující:</text:p>
      <text:list xml:id="list155254759490527" text:continue-list="list155254929121016" text:style-name="List_20_1">
        <text:list-item>
          <text:p text:style-name="List_20_1">Chceme-li zobrazit nebo skrýt ikony určené pro vybranou lištu, klepneme na <text:span text:style-name="LOMenuPath">Viditelná tlačítka</text:span>. Viditelnost ikon je v závislosti na operačním systému označena buď ohraničením ikony (obrázek <text:sequence-ref text:reference-format="value" text:ref-name="refFigure4">5</text:sequence-ref>), nebo znakem zaškrtnutí vedle ikony. Vybereme nebo zrušíme výběr ikon, čímž se na liště zobrazí, nebo skryjí.</text:p>
        </text:list-item>
      </text:list>
      <text:p text:style-name="P44"><draw:frame draw:style-name="fr4" draw:name="Frame14" text:anchor-type="as-char" svg:width="11.545cm" draw:z-index="12"><draw:text-box fo:min-height="11.636cm"><text:p text:style-name="Caption"><draw:frame draw:style-name="fr11" draw:name="Image8" text:anchor-type="paragraph" svg:width="11.545cm" svg:height="10.89cm" draw:z-index="13"><draw:image xlink:href="Pictures/100002010000024C000003535D5C71F1AF614ECE.png" xlink:type="simple" xlink:show="embed" xlink:actuate="onLoad" loext:mime-type="image/png"/></draw:frame>Obrázek <text:sequence text:ref-name="refFigure4" text:name="Figure" text:formula="ooow:Figure+1" style:num-format="1">5 </text:sequence>: Výběr viditelných ikon nástrojové lišty</text:p></draw:text-box></draw:frame></text:p>
      <text:list xml:id="list155254705845575" text:continue-numbering="true" text:style-name="List_20_1">
        <text:list-item>
          <text:p text:style-name="List_20_1">Klepnutím na <text:span text:style-name="LOMenuPath">Přizpůsobit lištu</text:span> otevřeme dialogové okno Přizpůsobit. Další informace se nachází v <text:span text:style-name="LOEmphasis"> kapitole 14 Přizpůsobení LibreOffice</text:span>.</text:p>
        </text:list-item>
        <text:list-item>
          <text:p text:style-name="P76">Klepnutím na <text:span text:style-name="LOMenuPath">Ukotvit lištu</text:span> vybranou lištu ukotvíme. Ve výchozím nastavení se lišta ukotví v horní části pracovní plochy.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76">Klepnutím na <text:span text:style-name="LOMenuPath">Ukotvit všechny lišty</text:span> ukotvíme všechny plovoucí lišty. Ve výchozím nastavení se lišty ukotví v horní části pracovní ploch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76">Klepnutím na <text:span text:style-name="LOMenuPath">Zamknout umístění lišty</text:span> uzamkneme ukotvenou lištu na jejím místě.</text:p>
        </text:list-item>
        <text:list-item>
          <text:p text:style-name="P76">Klepnutím na <text:span text:style-name="LOMenuPath">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24">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 <text:span text:style-name="T9">Ve výchozím nastavení se v místních nabídkách zobrazí příslušná klávesová zkratka, pokud byla nastavena. <text:s/>Pokud chceme, můžeme přepnout viditelnost v</text:span><text:span text:style-name="LOMenuPath"> Nástroje &gt; Možnosti &gt; Zobrazení &gt; Nabídky</text:span>.</text:p>
      <text:p text:style-name="Figure"><draw:frame draw:style-name="fr5" draw:name="Frame12" text:anchor-type="as-char" svg:width="8.618cm" draw:z-index="14"><draw:text-box fo:min-height="5.759cm"><text:p text:style-name="Caption"><draw:frame draw:style-name="fr12" draw:name="Image16" text:anchor-type="paragraph" svg:width="7.975cm" style:rel-width="100%" svg:height="4.784cm" style:rel-height="scale" draw:z-index="15"><draw:image xlink:href="Pictures/10000000000001C20000010EFC6902F226131193.jpg" xlink:type="simple" xlink:show="embed" xlink:actuate="onLoad" loext:mime-type="image/jpeg"/></draw:frame><text:span text:style-name="T10"><text:line-break/></text:span>Obrázek <text:sequence text:ref-name="refFigure5" text:name="Figure" text:formula="ooow:Figure+1" style:num-format="1">6</text:sequence>: <text:span text:style-name="T7">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39">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6">7</text:sequence-ref>.</text:p>
      <text:p text:style-name="Figure"><draw:frame draw:style-name="fr4" draw:name="Frame41" text:anchor-type="as-char" svg:width="14.194cm" draw:z-index="16"><draw:text-box fo:min-height="5.805cm"><text:p text:style-name="Caption"><draw:frame draw:style-name="fr8" draw:name="Image15" text:anchor-type="paragraph" svg:x="0cm" svg:y="2.831cm" svg:width="13.917cm" svg:height="2.461cm" draw:z-index="17"><draw:image xlink:href="Pictures/100000000000020E0000005D90CC1F9FC14F20FB.png" xlink:type="simple" xlink:show="embed" xlink:actuate="onLoad" loext:mime-type="image/png"/></draw:frame><draw:frame draw:style-name="fr10" draw:name="Image11" text:anchor-type="paragraph" svg:width="14.208cm" svg:height="2.593cm" draw:z-index="18"><draw:image xlink:href="Pictures/100000000000021900000062312AC72D8D6A0CEA.png" xlink:type="simple" xlink:show="embed" xlink:actuate="onLoad" loext:mime-type="image/png"/></draw:frame>Obrázku <text:sequence text:ref-name="refFigure6" text:name="Figure" text:formula="ooow:Figure+1" style:num-format="1">7</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programu balíku LibreOffice.</text:p>
      <text:p text:style-name="Definition_20_Term">Slova a znaky</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LOKeystroke">Ins</text:span> nebo klepneme na toto pole, režim se přepne mezi vkládáním a přepisem.</text:p>
      <text:p text:style-name="P49"><text:soft-page-break/>Režim výběru</text:p>
      <text:p text:style-name="P51">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Elektronický podpis</text:p>
      <text:p text:style-name="Text_20_body_20_indent">Pokud je dokument digitálně podepsaný, zobrazí se v tomto poli ikona. Klepnutím na ikonu podepíšeme dokument nebo zobrazíme existující certifikát.</text:p>
      <text:p text:style-name="P50">Informace o objektu</text:p>
      <text:p text:style-name="P52">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text:span text:style-name="LOStrongEmphasis">+</text:span> a <text:span text:style-name="LOStrongEmphasis">−</text:span>.</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text:span text:style-name="LOMenuPath">Přiblížení a režim zobrazení</text:span>.</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LOMenuPath">Zobrazit &gt; Postranní lišta</text:span>. Postranní lišta (obrázek <text:sequence-ref text:reference-format="value" text:ref-name="refFigure7">8</text:sequence-ref>) se nachází na pravé straně pracovního prostoru programů Writer, Calc, Impress a Draw. Může obsahovat jeden nebo více panelů, a to v závislosti na aktuálním kontextu. Postranní lišta je rozčleněna na několik hlavních součástí. Mezi nimi lze přepínat pomocí karet na pravé straně.</text:p>
      <text:p text:style-name="Figure"><text:soft-page-break/><draw:frame draw:style-name="fr5" draw:name="Frame8" text:anchor-type="as-char" svg:width="11.936cm" draw:z-index="19"><draw:text-box fo:min-height="11.947cm"><text:p text:style-name="Caption"><draw:frame draw:style-name="fr13" draw:name="Image10" text:anchor-type="paragraph" svg:y="0cm" svg:width="11.799cm" svg:height="11.534cm" draw:z-index="20"><draw:image xlink:href="Pictures/10000201000001BE000001B45AC487030D8CF09B.png" xlink:type="simple" xlink:show="embed" xlink:actuate="onLoad" loext:mime-type="image/png"/></draw:frame>Obrázek <text:sequence text:ref-name="refFigure7" text:name="Figure" text:formula="ooow:Figure+1" style:num-format="1">8</text:sequence>: Panel Vlastnosti postranní lišty v programu Writer</text:p></draw:text-box></draw:frame></text:p>
      <text:p text:style-name="P5">Všechny programy obsahují karty Vlastnosti, Styly a formátování, Galerie a Navigátor. Některé mají doplňkové karty, například Předloha stránky, Vlastní animace a Přechod mezi snímky v programu Impress; Sledování změn v programu Writer nebo Funkce v programu Calc.</text:p>
      <text:p text:style-name="P21">Postranní lišta je kombinací nástrojové lišty a dialogového okna. Můžeme například bez omezení pracovat s textem v hlavním okně a současně měnit jeho vlastnosti v postranní liště na panelu Vlastnosti.</text:p>
      <text:p text:style-name="P21">Nástrojové lišty a postranní lišta mají mnoho společných funkcí. Například tlačítka pro tučný text se nacházejí na nástrojové liště Formátování a současně v postranní liště na panelu Vlastnosti.</text:p>
      <text:p text:style-name="P19">Podrobnosti o postranní liště se nachází v uživatelských příručkách pro jednotlivé programy balíku LibreOffice.</text:p>
      <text:p text:style-name="P19">Postranní lištu můžeme skrýt, klepnutím na šedé tlačítko <text:span text:style-name="LOMenuPath">Skrýt</text:span> na levé straně lišty. Klepnutím na stejné tlačítko postranní lištu znovu zobrazíme.</text:p>
      <text:p text:style-name="P56">Chceme-li změnit ukotvené dialogové okno na plovoucí a opačně, použijeme rozbalovací seznam v <text:span text:style-name="LOMenuPath">Nastavení postranní lišty</text:span> v horní části lišty karet (viz obrázek <text:sequence-ref text:reference-format="value" text:ref-name="refFigure8">9</text:sequence-ref>). Ze stejného seznamu můžeme zvolit, které položky mají být zahrnuty do postranní lišty.</text:p>
      <text:p text:style-name="Figure"><text:soft-page-break/><draw:frame draw:style-name="fr6" draw:name="Frame9" text:anchor-type="as-char" svg:width="11.418cm" draw:z-index="21"><draw:text-box fo:min-height="5.159cm"><text:p text:style-name="P47"><draw:frame draw:style-name="fr14" draw:name="Image12" text:anchor-type="paragraph" svg:width="5.263cm" svg:height="4.801cm" style:rel-height="scale" draw:z-index="22"><draw:image xlink:href="Pictures/10000000000000F0000000F0F7159F64F57F873D.png" xlink:type="simple" xlink:show="embed" xlink:actuate="onLoad" loext:mime-type="image/png"/></draw:frame>Obrázek <text:sequence text:ref-name="refFigure8" text:name="Figure" text:formula="ooow:Figure+1" style:num-format="1">9</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text:span text:style-name="LOMenuPath">Šablony</text:span> vytvoříme nový dokument pomocí šablony.</text:p>
      <text:p text:style-name="P53">Nový dokument můžeme vytvořit i jedním z následujících způsobů.</text:p>
      <text:list xml:id="list155254049563377" text:continue-numbering="true" text:style-name="List_20_1">
        <text:list-item>
          <text:p text:style-name="P76">Zvolíme <text:span text:style-name="LOMenuPath">Soubor &gt; Nový</text:span> v hlavní nabídce a vybereme typ dokumentu z místní nabídky.</text:p>
        </text:list-item>
        <text:list-item>
          <text:p text:style-name="P76">Použijeme klávesovou zkratku <text:span text:style-name="LO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76">Zvolíme <text:span text:style-name="LOMenuPath">Soubor &gt; Průvodci</text:span> v hlavní nabídce a vybereme typ dokumentu z místní nabídky.</text:p>
        </text:list-item>
        <text:list-item>
          <text:p text:style-name="P76">Pokud je nějaký dokument již v LibreOffice otevřen, klepneme na ikonu <text:span text:style-name="LOMenuPath">Nový</text:span> na nástrojové liště Standardní. V novém okně se otevře nový dokument stejného typu, jako je otevřený dokument. Pokud je například otevřený a aktivní program Calc, vytvoří se nový sešit. Ikona Nový se mění v závislosti na tom, jaký program LibreOffice je otevřen.</text:p>
        </text:list-item>
        <text:list-item>
          <text:p text:style-name="P76">Pokud je v LibreOffice již otevřen nějaký dokument, klepneme na trojúhelníček napravo od ikony <text:span text:style-name="LOMenuPath">Nový</text:span> na nástrojové liště Standardní a vybereme z místní nabídky typ dokumentu, který se má vytvořit.</text:p>
        </text:list-item>
        <text:list-item>
          <text:p text:style-name="P76">V systému Windows nebo Linux použijeme program Rychlé spuštění, který je součástí LibreOffice. Více informací se nachází v části “<text:bookmark-ref text:reference-format="text" text:ref-name="__RefHeading__22045_697337876">Použití Rychlého spuštění na systémech Windows a Linux</text:bookmark-ref>” na stránce <text:bookmark-ref text:reference-format="page" text:ref-name="__RefHeading___Toc7993_715966708">8</text:bookmark-ref><text:s/>.</text:p>
        </text:list-item>
      </text:list>
      <text:list xml:id="list155254880825488" text:continue-list="list155255117435209" text:style-name="Heading_20_Note">
        <text:list-item>
          <text:p text:style-name="P75">Poznámka</text:p>
        </text:list-item>
      </text:list>
      <text:p text:style-name="P48">Pokud zavřeme všechny dokumenty, aniž bychom ukončili samotný LibreOffice, zobrazí se úvodní obrazovka.</text:p>
      <text:h text:style-name="Heading_20_1" text:outline-level="1"><text:bookmark-start text:name="__RefHeading__35663913"/>Otevírání stávajících dokumentů<text:bookmark-end text:name="__RefHeading__35663913"/></text:h>
      <text:p text:style-name="P54">Stávající dokument lze otevřít jedním z následujících způsobů:</text:p>
      <text:list xml:id="list155253790435132" text:continue-list="list155254049563377" text:style-name="List_20_1">
        <text:list-item>
          <text:p text:style-name="P77">Není-li otevřen žádný dokument, klepneme na tlačítko <text:span text:style-name="LOMenuPath">Otevřít soubor</text:span> nebo <text:span text:style-name="LOMenuPath">Vzdálené soubory</text:span> na úvodní obrazovce, čímž se otevře dialogové okno Otevřít.</text:p>
        </text:list-item>
        <text:list-item>
          <text:p text:style-name="P77">Zvolíme <text:span text:style-name="LOMenuPath">Soubor &gt; Otevřít</text:span> nebo <text:span text:style-name="LOMenuPath">Soubor &gt; Otevřít vzdálený soubor…</text:span> v hlavní nabídce, čímž otevřeme dialogové okno Otevřít.</text:p>
        </text:list-item>
        <text:list-item>
          <text:p text:style-name="P77">Použijeme klávesovou zkratku <text:span text:style-name="LOKeystroke">Ctrl+O</text:span>, čímž otevřeme dialogové okno Otevřít.</text:p>
        </text:list-item>
        <text:list-item>
          <text:p text:style-name="P78"><text:soft-page-break/>Pokud je již nějaký dokument otevřen, klepneme na ikonu <text:span text:style-name="LOMenuPath">Otevřít</text:span> na nástrojové liště Standardní a vybereme požadovaný soubor ze seznamu v dialogovém okně Otevřít, nebo klepneme na <text:span text:style-name="LOMenuPath">Otevřít šablonu…</text:span> a vybereme šablonu.</text:p>
        </text:list-item>
        <text:list-item>
          <text:p text:style-name="P77">Klepneme na trojúhelníček napravo od ikony <text:span text:style-name="LOMenuPath">Otevřít</text:span>, čímž otevřeme seznam naposledy otevřených dokumentů.</text:p>
        </text:list-item>
        <text:list-item>
          <text:p text:style-name="P77">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LOMenuPath">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span text:style-name="LOMenuPath">Textové dokumenty</text:span>, zobrazí se pouze dokumenty, které dokáže otevřít program Writer (soubory s příponou <text:span text:style-name="LOComputerCode">.odt</text:span>, <text:span text:style-name="LOComputerCode">.doc</text:span>, <text:span text:style-name="LOComputerCode">.txt</text:span> a další); pokud zvolíme <text:span text:style-name="LOMenuPath">Sešity</text:span>, zobrazí se soubory <text:span text:style-name="LOComputerCode">.ods</text:span>, <text:span text:style-name="LOComputerCode">.xls</text:span>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55253580774424" text:continue-list="list155254880825488" text:style-name="Heading_20_Note">
        <text:list-item>
          <text:p text:style-name="Heading_20_Note">Poznámka</text:p>
        </text:list-item>
      </text:list>
      <text:p text:style-name="P33">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55254266144350" text:continue-list="list155253790435132" text:style-name="List_20_1">
        <text:list-item>
          <text:p text:style-name="List_20_1">Příkaz <text:span text:style-name="LOMenuPath">Uložit</text:span> použijeme, pokud chceme zachovat aktuální formát dokumentu, jeho název a umístění.</text:p>
        </text:list-item>
        <text:list-item>
          <text:p text:style-name="P81"><text:span text:style-name="LOMenuPath">Uložit vzdálený</text:span> - použijeme, pokud již je nebo teprve bude dokument uložen na vzdáleném serveru.</text:p>
        </text:list-item>
        <text:list-item>
          <text:p text:style-name="List_20_1"><text:span text:style-name="LOMenuPath">Uložit jako</text:span>  - použijeme, chceme-li vytvořit nový dokument, změnit jeho název nebo uložit na jiné umístění v počítači.</text:p>
        </text:list-item>
        <text:list-item>
          <text:p text:style-name="P81"><text:span text:style-name="LOMenuPath">Uložit kopii</text:span> - použijeme, pokud chceme uložit kopii aktuálního dokumentu a ponechat ho otevřený pro další úpravy.</text:p>
        </text:list-item>
        <text:list-item>
          <text:p text:style-name="P82"><text:span text:style-name="LOMenuPath">Uložit vše</text:span> - použijeme k uložení všech otevřených souborů ve v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79">Z hlavního menu zvolíme <text:span text:style-name="LOMenuPath">Soubor &gt; Uložit</text:span> </text:p>
        </text:list-item>
        <text:list-item>
          <text:p text:style-name="P79">Použijeme klávesovou zkratku <text:span text:style-name="LOKeystroke">Ctrl+S</text:span>.</text:p>
        </text:list-item>
        <text:list-item>
          <text:p text:style-name="P79">Klepneme na ikonu <text:span text:style-name="LOMenuPath">Uložit</text:span> na nástrojové liště Standardní.</text:p>
        </text:list-item>
        <text:list-item>
          <text:p text:style-name="P79">Z hlavního menu zvolíme <text:span text:style-name="LOMenuPath">Soubor &gt; Uložit vše</text:span> </text:p>
        </text:list-item>
        <text:list-item>
          <text:p text:style-name="P79">Z hlavního menu zvolíme <text:span text:style-name="LOMenuPath">Soubor &gt; Uložit vzdálený</text:span></text:p>
        </text:list-item>
        <text:list-item>
          <text:p text:style-name="P79">Z hlavního menu zvolíme <text:span text:style-name="LOMenuPath">Soubor &gt; Uložit kopii (podobné jako příkaz </text:span><text:span text:style-name="LOMenuPath"><text:span text:style-name="T8"><text:bookmark-ref text:reference-format="text" text:ref-name="__RefHeading__5391_1247198942">Uložit jako</text:bookmark-ref></text:span></text:span><text:span text:style-name="LOMenuPath">)</text:span></text:p>
        </text:list-item>
      </text:list>
      <text:p text:style-name="Text_20_body">Při použití příkazu Uložit se přepíše naposledy uložená verze souboru.</text:p>
      <text:h text:style-name="Heading_20_2" text:outline-level="2"><text:bookmark-start text:name="__RefHeading__5391_1247198942"/><text:soft-page-break/>Příkaz Uložit jako<text:bookmark-end text:name="__RefHeading__5391_1247198942"/></text:h>
      <text:p text:style-name="Figure"><draw:frame draw:style-name="fr6" draw:name="Frame5" text:anchor-type="as-char" svg:width="11.465cm" draw:z-index="23"><draw:text-box fo:min-height="8.241cm"><text:p text:style-name="Caption"><draw:frame draw:style-name="fr12" draw:name="Image1" text:anchor-type="paragraph" svg:width="16.535cm" style:rel-width="100%" svg:height="10.82cm" style:rel-height="scale" draw:z-index="24"><draw:image xlink:href="Pictures/100000000000027100000199071B1277668C81D6.png" xlink:type="simple" xlink:show="embed" xlink:actuate="onLoad" loext:mime-type="image/png"/></draw:frame><text:span text:style-name="T10"><text:line-break/></text:span>Obrázek <text:sequence text:ref-name="refFigure9" text:name="Figure" text:formula="ooow:Figure+1" style:num-format="1">10</text:sequence>: Ukázka dialogového okna programu LibreOffice Uložit jako</text:p></draw:text-box></draw:frame></text:p>
      <text:p text:style-name="P30">Chceme-li vytvořit nový dokument, změnit jeho název či formát nebo uložit na jiné umístění v počítači:</text:p>
      <text:list xml:id="list155254437406745" text:continue-numbering="true" text:style-name="List_20_1">
        <text:list-item>
          <text:p text:style-name="P83">Použijeme klávesovou zkratku <text:span text:style-name="LOKeystroke">Ctrl+Shift+S</text:span>.</text:p>
        </text:list-item>
        <text:list-item>
          <text:p text:style-name="P80">Z hlavního menu zvolíme <text:span text:style-name="LOMenuPath">File &gt; Uložit jako</text:span>.</text:p>
        </text:list-item>
      </text:list>
      <text:p text:style-name="P4">Když se otevře dialogové okno <text:span text:style-name="LOMenuPath">Uložit jako</text:span> (obrázek <text:sequence-ref text:reference-format="value" text:ref-name="refFigure9">10</text:sequence-ref>) nebo <text:span text:style-name="LOMenuPath">Uložit</text:span>  zadáme název souboru, případně změníme typ souboru nebo přejdeme na nové umístění a klepneme na <text:span text:style-name="LOMenuPath">Uložit</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70">Při použití <text:bookmark-ref text:reference-format="text" text:ref-name="__RefHeading__5391_1247198942">příkazu Uložit jako</text:bookmark-ref><text:s/> zaškrtneme možnost <text:span text:style-name="LOMenuPath">Uložit s heslem</text:span> v dialogovém okně Uložit jako nebo Uložit.</text:p>
        </text:list-item>
        <text:list-item>
          <text:p text:style-name="P70">Klepnutím na <text:span text:style-name="LOMenuPath">Uložit</text:span> otevřeme dialogové okno <text:span text:style-name="LOMenuPath">Nastavit heslo</text:span> (obrázek <text:sequence-ref text:reference-format="value" text:ref-name="refFigure10">11</text:sequence-ref>).</text:p>
        </text:list-item>
        <text:list-item>
          <text:p text:style-name="Numbering_20_1">Do pole <text:span text:style-name="LOEmphasis">Heslo pro zašifrování souboru</text:span> zadáme heslo pro otevření dokumentu a následně jej pro potvrzení zopakujeme.</text:p>
        </text:list-item>
        <text:list-item>
          <text:p text:style-name="Numbering_20_1">Pokud chceme omezit úpravy dokumentu, klepneme na <text:span text:style-name="LOMenuPath">Možnosti</text:span>.</text:p>
        </text:list-item>
        <text:list-item>
          <text:p text:style-name="Numbering_20_1">V části <text:span text:style-name="LOEmphasis">Heslo pro sdílení souboru</text:span> vybereme <text:span text:style-name="LOMenuPath">Otevřít jen pro čtení</text:span>, zadáme heslo umožňující úpravy a následně jej pro potvrzení zopakujeme.</text:p>
        </text:list-item>
        <text:list-item>
          <text:p text:style-name="Numbering_20_1">Klepnutím na <text:span text:style-name="LOMenuPath">OK</text:span> dialogové okno zavřeme. Pokud se hesla shodují, dokument se uloží a bude chráněn heslem. Pokud se hesla neshodují, zobrazí se chybová zpráva.</text:p>
        </text:list-item>
      </text:list>
      <text:p text:style-name="P55"><text:soft-page-break/><draw:frame draw:style-name="fr6" draw:name="Frame7" text:anchor-type="as-char" svg:width="8.636cm" draw:z-index="25"><draw:text-box fo:min-height="9.716cm"><text:p text:style-name="Caption"><draw:frame draw:style-name="fr14" draw:name="Image3" text:anchor-type="paragraph" svg:width="8.636cm" svg:height="8.966cm" draw:z-index="26"><draw:image xlink:href="Pictures/10000000000001510000016BF7A38D925AD36490.png" xlink:type="simple" xlink:show="embed" xlink:actuate="onLoad" loext:mime-type="image/png"/></draw:frame>Obrázek <text:sequence text:ref-name="refFigure10" text:name="Figure" text:formula="ooow:Figure+1" style:num-format="1">11</text:sequence>: Dialogové okno Nastavit heslo</text:p></draw:text-box></draw:frame></text:p>
      <text:list xml:id="list2661146374" text:style-name="Heading_20_Caution">
        <text:list-item>
          <text:p text:style-name="Heading_20_Caution">Upozornění</text:p>
        </text:list-item>
      </text:list>
      <text:p text:style-name="P57">LibreOffice používá velmi silné šifrování, které znemožňuje obnovení obsahu dokumentu v případě, že ztratíte nebo zapomenete heslo.</text:p>
      <text:h text:style-name="P68"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LOMenuPath">Soubor &gt; Vlastnosti &gt; Obecné</text:span> a klepneme na tlačítko <text:span text:style-name="LOMenuPath">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4">V LibreOffice je možné automaticky ukládat soubory, jedná se o součást <text:span text:style-name="LOMenuPath">Automatického obnovení</text:span>. Automatické ukládání, podobně jako ruční ukládání, přepíše naposledy uložený stav souboru aktuální verzí.</text:p>
      <text:p text:style-name="P37">Chceme-li nastavit automatické ukládání:</text:p>
      <text:list xml:id="list37438389" text:style-name="Numbering_20_1">
        <text:list-item text:start-value="1">
          <text:p text:style-name="Numbering_20_1">V hlavní nabídce zvolíme <text:span text:style-name="LOMenuPath">Nástroje &gt; Možnosti &gt; Načítání/ukládání &gt; Obecné</text:span>.</text:p>
        </text:list-item>
        <text:list-item>
          <text:p text:style-name="Numbering_20_1">Vybereme <text:span text:style-name="LOMenuPath">Informace pro automatické obnovení uložit každých</text:span> a nastavíme časový interval.</text:p>
        </text:list-item>
        <text:list-item>
          <text:p text:style-name="Numbering_20_1">Klepneme na <text:span text:style-name="LOMenuPath">OK</text:span>.</text:p>
        </text:list-item>
      </text:list>
      <text:h text:style-name="P90" text:outline-level="1"><text:bookmark-start text:name="__RefHeading___Toc24066_687030175"/>Otevření a uložení souborů na vzdálené servery<text:bookmark-end text:name="__RefHeading___Toc24066_687030175"/></text:h>
      <text:p text:style-name="P34">LibreOffice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9">LibreOffice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p text:style-name="P15"><text:soft-page-break/>Pro povolení spojení se vzdáleným serverem, použijeme jedné z následujících možností:</text:p>
      <text:list xml:id="list155253413551650" text:continue-list="list155254266144350" text:style-name="List_20_1">
        <text:list-item>
          <text:p text:style-name="List_20_1">Klepneme na tlačítko <text:span text:style-name="LOMenuPath">Vzdálené soubory</text:span> na úvodní obrazovce</text:p>
        </text:list-item>
        <text:list-item>
          <text:p text:style-name="P84">Zvolíme <text:span text:style-name="LOMenuPath">Soubor &gt; Otevřít vzdálený</text:span></text:p>
        </text:list-item>
        <text:list-item>
          <text:p text:style-name="P85">Zvolíme <text:span text:style-name="LOMenuPath">Soubor &gt; Uložit vzdálený </text:span></text:p>
        </text:list-item>
      </text:list>
      <text:p text:style-name="P23">V dialogovém okně Vzdálené soubory (obrázek <text:sequence-ref text:reference-format="value" text:ref-name="refFigure12">13</text:sequence-ref>), klepneme na tlačítko <text:span text:style-name="LOMenuPath">Přidat službu</text:span> v pravém horním rohu dialogového okna Vzdálené soubory (obrázek <text:sequence-ref text:reference-format="value" text:ref-name="refFigure11">12</text:sequence-ref>).</text:p>
      <text:p text:style-name="P17">V závislosti na typu souborové služby, kterou vybereme v seznamu <text:span text:style-name="LOMenuPath">Typ</text:span>, jsou nutné různé parametry pro připojení ke vzdálenému serveru.</text:p>
      <text:p text:style-name="Figure"><draw:frame draw:style-name="fr7" draw:name="Frame10" text:anchor-type="as-char" svg:width="8.184cm" draw:z-index="27"><draw:text-box fo:min-height="7.86cm"><text:p text:style-name="Caption"><draw:frame draw:style-name="fr14" draw:name="Image13" text:anchor-type="paragraph" svg:width="8.184cm" svg:height="7.292cm" style:rel-height="scale" draw:z-index="28"><draw:image xlink:href="Pictures/10000201000001A6000001784401FFFBC69AA86E.png" xlink:type="simple" xlink:show="embed" xlink:actuate="onLoad" loext:mime-type="image/png"/></draw:frame>Obrázek <text:sequence text:ref-name="refFigure11" text:name="Figure" text:formula="ooow:Figure+1" style:num-format="1">12</text:sequence>: Nastavení připojení ke vzdálenému serveru</text:p></draw:text-box></draw:frame></text:p>
      <text:p text:style-name="P16">Jakmile je připojení nadefinováno, klepneme na <text:span text:style-name="LOMenuPath">OK</text:span>. Dialogové okno ztmavne, dokud není navázáno spojení se serverem. Pro přihlášení na server, se může zobrazit dialogové okno s žádostí o uživatelské jméno a heslo. Zadáme přihlašovací údaje.</text:p>
      <text:p text:style-name="P17">Poté se zobrazí dialogové okno Vzdálené soubory (obrázek <text:sequence-ref text:reference-format="value" text:ref-name="refFigure12">13</text:sequence-ref>), které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LOMenuPath">Otevřít</text:span> nebo <text:span text:style-name="LOMenuPath">Uložit</text:span>.</text:p>
      <text:p text:style-name="Figure"><text:soft-page-break/><draw:frame draw:style-name="fr7" draw:name="Frame11" text:anchor-type="as-char" svg:width="11.633cm" draw:z-index="29"><draw:text-box fo:min-height="8.423cm"><text:p text:style-name="P46"><draw:frame draw:style-name="fr14" draw:name="Image14" text:anchor-type="paragraph" svg:width="11.411cm" svg:height="7.999cm" draw:z-index="30"><draw:image xlink:href="Pictures/1000020100000254000001B9F5112E6B4ED5911D.png" xlink:type="simple" xlink:show="embed" xlink:actuate="onLoad" loext:mime-type="image/png"/></draw:frame>Obrázek <text:sequence text:ref-name="refFigure12" text:name="Figure" text:formula="ooow:Figure+1" style:num-format="1">13</text:sequence>: Dialogové okno Vzdálené soubory po připojení k serveru</text:p></draw:text-box></draw:frame></text:p>
      <text:h text:style-name="Heading_20_1" text:outline-level="1"><text:bookmark-start text:name="__RefHeading__22085_697337876"/>Přejmenování a mazání souborů<text:bookmark-end text:name="__RefHeading__22085_697337876"/></text:h>
      <text:p text:style-name="Text_20_body">Soubory je možné v dialogových oknech LibreOffice přejmenovat nebo smazat stejným způsobem jako ve správci souborů. Vybereme soubor a poté klepnutím pravým tlačítkem otevřeme místní nabídku. Podle potřeby vybereme <text:span text:style-name="LOMenuPath">Smazat</text:span> nebo <text:span text:style-name="LOMenuPath">Přejmenovat</text:span>. V těchto dialogových oknech však nemůžeme soubory kopírovat ani vkládat.</text:p>
      <text:h text:style-name="Heading_20_1" text:outline-level="1"><text:bookmark-start text:name="__RefHeading__22089_697337876"/>Použití Navigátoru<text:bookmark-end text:name="__RefHeading__22089_697337876"/></text:h>
      <text:p text:style-name="Text_20_body">Navigátor zobrazuje seznam objektů v dokumentu podle kategorií. Například v programu Writer zobrazuje nadpisy, tabulky, textové rámce, komentáře, obrázky, záložky a další položky, jak to znázorňuje obrázek <text:sequence-ref text:reference-format="value" text:ref-name="refFigure13">14</text:sequence-ref>. V programu Calc zase zobrazuje listy, názvy oblastí, databázové oblasti, obrázky, kresby a další položky. V programech Impress a Draw zobrazuje snímky, obrázky a další položky.</text:p>
      <text:p text:style-name="P27">Chceme-li Navigátor otevřít, klepneme na ikonu <text:span text:style-name="LOMenuPath">Navigátor</text:span> na nástrojové liště Standardní, stiskneme klávesu <text:span text:style-name="LOKeystroke">F5</text:span> nebo zvolíme <text:span text:style-name="LOMenuPath">Zobrazit &gt; Navigátor</text:span>  hlavní nabídce, nebo klepneme na stavové liště na oblast zobrazující počet stránek, nebo klepneme na tlačítko Navigátor v postranní liště.</text:p>
      <text:p text:style-name="Text_20_body">Klepnutím na značku (+ nebo trojúhelník) vedle některé kategorie, zobrazíme seznam objektů v dané kategorii.</text:p>
      <text:p text:style-name="P36">Navigátor nabízí několik pohodlných způsobů, jak se přesouvat v dokumentu a jak v něm hledat různé položky:</text:p>
      <text:list xml:id="list8422671345123978339" text:style-name="List_20_1">
        <text:list-item>
          <text:p text:style-name="P86">Pokud kategorie obsahuje seznam objektů, poklepáním na nějaký objekt přejdeme přímo na tento objekt.</text:p>
        </text:list-item>
        <text:list-item>
          <text:p text:style-name="P87">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item>
          <text:p text:style-name="P88">Navigátor také poskytuje možnost přesouvat, zvyšovat a snižovat úroveň položek v dokumentu.</text:p>
        </text:list-item>
        <text:list-item>
          <text:p text:style-name="P87">Navigátor je v jednotlivých programech LibreOffice vybaven různými funkcemi. Ty jsou dále vysvětleny v příslušných příručkách pro jednotlivé programy LibreOffice.</text:p>
        </text:list-item>
      </text:list>
      <text:p text:style-name="P44"><text:soft-page-break/><draw:frame draw:style-name="fr4" draw:name="Frame6" text:anchor-type="as-char" svg:width="5.93cm" draw:z-index="0"><draw:text-box fo:min-height="8.849cm"><text:p text:style-name="Caption"><draw:frame draw:style-name="fr10" draw:name="Image5" text:anchor-type="paragraph" svg:width="5.93cm" svg:height="8.2cm" draw:z-index="1"><draw:image xlink:href="Pictures/10000000000000E0000001365C4DE3CB1E771B59.png" xlink:type="simple" xlink:show="embed" xlink:actuate="onLoad" loext:mime-type="image/png"/></draw:frame>Obrázek <text:sequence text:ref-name="refFigure13" text:name="Figure" text:formula="ooow:Figure+1" style:num-format="1">14</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LOKeystroke">Ctrl+Z,</text:span> nebo klepneme na ikonu <text:span text:style-name="LOMenuPath">Zpět</text:span> na nástrojové liště Standardní nebo v hlavní nabídce zvolíme <text:span text:style-name="LOMenuPath">Úpravy &gt; Zpět</text:span>. Kliknutím na trojúhelníček napravo od ikony <text:span text:style-name="LOMenuPath">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LOKeystroke">Ctrl+Y</text:span>, klepneme na ikonu <text:span text:style-name="LOMenuPath">Znovu</text:span> na nástrojové liště Standardní nebo v hlavní nabídce zvolíme <text:span text:style-name="LOMenuPath">Úpravy &gt; Znovu</text:span>. Stejně jako u funkce Zpět, můžeme klepnutím na trojúhelníček napravo od ikony zobrazit seznam všech změn, které je možné zopakovat.</text:p>
      <text:p text:style-name="P28">Pro opakování posledního příkazu, prováděného na celý dokument, použijeme klávesovou zkratku <text:span text:style-name="LOKeystroke">Ctrl+Shift+Y</text:span>. To může ušetřit několikanásobné kliknutí v nabídkách nebo klávesových zkratkách, zvláště když je příkaz v podnabídce.</text:p>
      <text:h text:style-name="Heading_20_1" text:outline-level="1"><text:bookmark-start text:name="__RefHeading___Toc24068_687030175"/>Opětovné načtení dokumentu<text:bookmark-end text:name="__RefHeading___Toc24068_687030175"/></text:h>
      <text:p text:style-name="P18">Možná budeme chtít zahodit všechny změny provedené v relaci úprav po posledním uložení dokumentu. Ale vrácení zpět každé změny, nebo si pamatovat kde došlo ke změnám, může být obtížný úkol. Pokud si nejste jisti změnami od posledního uložení, můžete dokument znovu načíst. Aktuální kopie dokumentu, uložená v souborovém systému, bude znovu načtena. Dokument se vrátí do stavu, ve kterém byl naposledy uložen.</text:p>
      <text:p text:style-name="P18">Pro opětovné načtení dokumentu, zvolíme v hlavní nabídce <text:span text:style-name="LOMenuPath">Soubor &gt; Znovu načíst</text:span>. Pokud jste od posledního uložení provedli změny v souboru, zobrazí se potvrzovací dialogové okno, které vás upozorní, že opětovné načtení zruší vaše poslední změny. Při opětovném načtení dokumentu se dialogové okno Soubor neotevře, protože soubor je již vybrá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LOMenuPath">Soubor &gt; Zavřít</text:span> nebo klepneme na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text:soft-page-break/>Pokud je otevřeno více dokumentů než jeden a chceme zavřít jeden z nich, zvolíme <text:span text:style-name="LOMenuPath">Soubor &gt; Zavřít</text:span> v hlavní nabídce nebo klepneme na X v záhlaví okna daného dokumentu. Toto X se může nacházet na pravé nebo levé straně lišty záhlaví.</text:p>
      <text:p text:style-name="P10">Pokud nebyly v dokumentu uloženy změny, zobrazí se okno se zprávou. V něm zvolíme, zda chceme změny uložit, nebo zahodit.</text:p>
      <text:list xml:id="list155254738457116" text:continue-list="list2661146374" text:style-name="Heading_20_Caution">
        <text:list-item>
          <text:p text:style-name="Heading_20_Caution">Upozornění</text:p>
        </text:list-item>
      </text:list>
      <text:p text:style-name="Text_20_Note">Neuložíme-li dokument, můžeme ztratit poslední změny, nebo i celý obsah souboru.</text:p>
      <text:h text:style-name="P93"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LOMenuPath">Soubor &gt; Ukončit</text:span>. V operačním systému Mac v hlavní nabídce zvolíme <text:span text:style-name="LOMenuPath">LibreOffice &gt; Ukončit LibreOffice</text:span>.</text:p>
      <text:p text:style-name="Text_20_body">Pokud zavřeme poslední otevřený dokument pomocí X na liště záhlaví okna, LibreOffice se úplně zavře. V operačním systému Mac taková funkce není, místo ní je třeba zvolit v hlavní nabídce <text:span text:style-name="LOMenuPath">LibreOffice &gt; Ukončit LibreOffice</text:span>.</text:p>
      <text:p text:style-name="Text_20_body">Můžeme také použít následující klávesové zkratky:</text:p>
      <text:list xml:id="list155254986888200" text:continue-list="list8422671345123978339" text:style-name="List_20_1">
        <text:list-item>
          <text:p text:style-name="P87">V systémech Windows a Linux - <text:span text:style-name="LOKeystroke">Ctrl+Q</text:span></text:p>
        </text:list-item>
        <text:list-item>
          <text:p text:style-name="P87">V systému macOS – <text:span text:style-name="LO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avření programu LibreOffice</text:chapter> <text:span text:style-name="MT1">| </text:span><text:page-number text:select-page="current">23</text:page-number></text:p>
      </style:footer>
      <style:footer-left>
        <text:p text:style-name="Footer"><text:page-number text:select-page="current">22</text:page-number><text:s/><text:span text:style-name="MT2">| </text:span><text:chapter text:display="name" text:outline-level="1">Zavření dokument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 Představujeme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1 Představujeme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1.1.2$MacOSX_X86_64 LibreOffice_project/5d19a1bfa650b796764388cd8b33a5af1f5baa1b</meta:generator>
    <dc:title>Kapiola 1 Představujeme LibreOffice</dc:title>
    <meta:document-statistic meta:table-count="3" meta:image-count="17" meta:object-count="0" meta:page-count="23" meta:paragraph-count="415" meta:word-count="6738" meta:character-count="40092" meta:non-whitespace-character-count="33801"/>
    <meta:template xlink:type="simple" xlink:actuate="onRequest" xlink:title="LibreOffice_6_Chapter_Template" xlink:href="../../../AppData/Roaming/LibreOffice/4/user/template/LibreOffice/LibreOffice_6_Chapter_Template.ott" meta:date="2018-03-03T10:18:13.750000000"/>
  </office:meta>
</office:document-meta>
</file>